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2.512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875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0.397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2.15cm"/>
    </style:style>
    <style:style style:name="co12" style:family="table-column">
      <style:table-column-properties fo:break-before="auto" style:column-width="0.921cm"/>
    </style:style>
    <style:style style:name="co13" style:family="table-column">
      <style:table-column-properties fo:break-before="auto" style:column-width="1.067cm"/>
    </style:style>
    <style:style style:name="ro1" style:family="table-row">
      <style:table-row-properties style:row-height="1.113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3.05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79cm" fo:break-before="auto" style:use-optimal-row-height="true"/>
    </style:style>
    <style:style style:name="ro6" style:family="table-row">
      <style:table-row-properties style:row-height="0.728cm" fo:break-before="auto" style:use-optimal-row-height="false"/>
    </style:style>
    <style:style style:name="ro7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eeeeee" style:text-align-source="fix" style:repeat-content="false" style:rotation-angle="9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ackground-color="#eeeeee"/>
      <style:text-properties fo:color="#3333ff" fo:font-size="10pt" style:font-size-asian="10pt" style:font-size-complex="10pt"/>
    </style:style>
    <style:style style:name="ce6" style:family="table-cell" style:parent-style-name="Default">
      <style:table-cell-properties fo:background-color="#eeeeee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eeeeee" style:text-align-source="fix" style:repeat-content="false" style:vertical-align="bottom"/>
      <style:paragraph-properties fo:text-align="center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rotation-angle="9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fo:font-size="20pt" style:font-size-asian="20pt" style:font-size-complex="20pt"/>
    </style:style>
    <style:style style:name="ce15" style:family="table-cell" style:parent-style-name="Default">
      <style:text-properties fo:font-size="30pt" style:font-size-asian="30pt" style:font-size-complex="3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size="20pt" style:font-size-asian="20pt" style:font-size-complex="20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font-size="30pt" style:font-size-asian="30pt" style:font-size-complex="30pt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font-size="30pt" fo:font-weight="normal" style:font-size-asian="30pt" style:font-weight-asian="normal" style:font-size-complex="30pt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font-size="30pt" fo:font-weight="normal" style:font-size-asian="30pt" style:font-weight-asian="normal" style:font-size-complex="3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fo:font-size="20pt" style:font-size-asian="20pt" style:font-size-complex="20pt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  <style:text-properties fo:font-size="20pt" style:font-size-asian="20pt" style:font-size-complex="20pt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fix" style:repeat-content="false" fo:border-left="0.06pt solid #000000" style:direction="ltr" fo:border-right="none" style:rotation-angle="90" fo:border-top="none" style:vertical-align="middl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06pt solid #000000" fo:border-left="0.06pt solid #000000" style:direction="ltr" fo:border-right="none" style:rotation-angle="90" fo:border-top="none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4]=MAX([.$F4:.$M4]))*(COUNTIF([.$F4:.F4];MAX([.$F4:.$M4]))=1))" style:apply-style-name="ignored" style:base-cell-address="print.F4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5]=MIN([.$F5:.$M5]))*(COUNTIF([.$F5:.F5];MIN([.$F5:.$M5]))=1))" style:apply-style-name="ignored" style:base-cell-address="print.F5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6]=MIN([.$F6:.$M6]))*(COUNTIF([.$F6:.F6];MIN([.$F6:.$M6]))=1))" style:apply-style-name="ignored" style:base-cell-address="print.F6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7]=MIN([.$F7:.$M7]))*(COUNTIF([.$F7:.F7];MIN([.$F7:.$M7]))=1))" style:apply-style-name="ignored" style:base-cell-address="print.F7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8]=MIN([.$F8:.$M8]))*(COUNTIF([.$F8:.F8];MIN([.$F8:.$M8]))=1))" style:apply-style-name="ignored" style:base-cell-address="print.F8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9]=MIN([.$F9:.$M9]))*(COUNTIF([.$F9:.F9];MIN([.$F9:.$M9]))=1))" style:apply-style-name="ignored" style:base-cell-address="print.F9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10]=MIN([.$F10:.$M10]))*(COUNTIF([.$F10:.F10];MIN([.$F10:.$M10]))=1))" style:apply-style-name="ignored" style:base-cell-address="print.F10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11]=MIN([.$F11:.$M11]))*(COUNTIF([.$F11:.F11];MIN([.$F11:.$M11]))=1))" style:apply-style-name="ignored" style:base-cell-address="print.F11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12]=MIN([.$F12:.$M12]))*(COUNTIF([.$F12:.F12];MIN([.$F12:.$M12]))=1))" style:apply-style-name="ignored" style:base-cell-address="print.F12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13]=MIN([.$F13:.$M13]))*(COUNTIF([.$F13:.F13];MIN([.$F13:.$M13]))=1))" style:apply-style-name="ignored" style:base-cell-address="print.F13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0.06pt solid #000000" fo:border-left="none" style:direction="ltr" fo:border-right="none" style:rotation-angle="90" fo:border-top="none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4]=MIN([.$F4:.$M4]))*(COUNTIF([.$F4:.G4];MIN([.$F4:.$M4]))=1))" style:apply-style-name="ignored" style:base-cell-address="print.G4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5]=MIN([.$F5:.$M5]))*(COUNTIF([.$F5:.G5];MIN([.$F5:.$M5]))=1))" style:apply-style-name="ignored" style:base-cell-address="print.G5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6]=MIN([.$F6:.$M6]))*(COUNTIF([.$F6:.G6];MIN([.$F6:.$M6]))=1))" style:apply-style-name="ignored" style:base-cell-address="print.G6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7]=MIN([.$F7:.$M7]))*(COUNTIF([.$F7:.G7];MIN([.$F7:.$M7]))=1))" style:apply-style-name="ignored" style:base-cell-address="print.G7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8]=MIN([.$F8:.$M8]))*(COUNTIF([.$F8:.G8];MIN([.$F8:.$M8]))=1))" style:apply-style-name="ignored" style:base-cell-address="print.G8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9]=MIN([.$F9:.$M9]))*(COUNTIF([.$F9:.G9];MIN([.$F9:.$M9]))=1))" style:apply-style-name="ignored" style:base-cell-address="print.G9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10]=MIN([.$F10:.$M10]))*(COUNTIF([.$F10:.G10];MIN([.$F10:.$M10]))=1))" style:apply-style-name="ignored" style:base-cell-address="print.G10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11]=MIN([.$F11:.$M11]))*(COUNTIF([.$F11:.G11];MIN([.$F11:.$M11]))=1))" style:apply-style-name="ignored" style:base-cell-address="print.G11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12]=MIN([.$F12:.$M12]))*(COUNTIF([.$F12:.G12];MIN([.$F12:.$M12]))=1))" style:apply-style-name="ignored" style:base-cell-address="print.G12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13]=MIN([.$F13:.$M13]))*(COUNTIF([.$F13:.G13];MIN([.$F13:.$M13]))=1))" style:apply-style-name="ignored" style:base-cell-address="print.G13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4]=MIN([.$F4:.$M4]))*(COUNTIF([.$F4:.H4];MIN([.$F4:.$M4]))=1))" style:apply-style-name="ignored" style:base-cell-address="print.H4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5]=MIN([.$F5:.$M5]))*(COUNTIF([.$F5:.H5];MIN([.$F5:.$M5]))=1))" style:apply-style-name="ignored" style:base-cell-address="print.H5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6]=MIN([.$F6:.$M6]))*(COUNTIF([.$F6:.H6];MIN([.$F6:.$M6]))=1))" style:apply-style-name="ignored" style:base-cell-address="print.H6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7]=MIN([.$F7:.$M7]))*(COUNTIF([.$F7:.H7];MIN([.$F7:.$M7]))=1))" style:apply-style-name="ignored" style:base-cell-address="print.H7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8]=MIN([.$F8:.$M8]))*(COUNTIF([.$F8:.H8];MIN([.$F8:.$M8]))=1))" style:apply-style-name="ignored" style:base-cell-address="print.H8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9]=MIN([.$F9:.$M9]))*(COUNTIF([.$F9:.H9];MIN([.$F9:.$M9]))=1))" style:apply-style-name="ignored" style:base-cell-address="print.H9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10]=MIN([.$F10:.$M10]))*(COUNTIF([.$F10:.H10];MIN([.$F10:.$M10]))=1))" style:apply-style-name="ignored" style:base-cell-address="print.H10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11]=MIN([.$F11:.$M11]))*(COUNTIF([.$F11:.H11];MIN([.$F11:.$M11]))=1))" style:apply-style-name="ignored" style:base-cell-address="print.H11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12]=MIN([.$F12:.$M12]))*(COUNTIF([.$F12:.H12];MIN([.$F12:.$M12]))=1))" style:apply-style-name="ignored" style:base-cell-address="print.H12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13]=MIN([.$F13:.$M13]))*(COUNTIF([.$F13:.H13];MIN([.$F13:.$M13]))=1))" style:apply-style-name="ignored" style:base-cell-address="print.H13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4]=MIN([.$F4:.$M4]))*(COUNTIF([.$F4:.I4];MIN([.$F4:.$M4]))=1))" style:apply-style-name="ignored" style:base-cell-address="print.I4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5]=MIN([.$F5:.$M5]))*(COUNTIF([.$F5:.I5];MIN([.$F5:.$M5]))=1))" style:apply-style-name="ignored" style:base-cell-address="print.I5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6]=MIN([.$F6:.$M6]))*(COUNTIF([.$F6:.I6];MIN([.$F6:.$M6]))=1))" style:apply-style-name="ignored" style:base-cell-address="print.I6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7]=MIN([.$F7:.$M7]))*(COUNTIF([.$F7:.I7];MIN([.$F7:.$M7]))=1))" style:apply-style-name="ignored" style:base-cell-address="print.I7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8]=MIN([.$F8:.$M8]))*(COUNTIF([.$F8:.I8];MIN([.$F8:.$M8]))=1))" style:apply-style-name="ignored" style:base-cell-address="print.I8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9]=MIN([.$F9:.$M9]))*(COUNTIF([.$F9:.I9];MIN([.$F9:.$M9]))=1))" style:apply-style-name="ignored" style:base-cell-address="print.I9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10]=MIN([.$F10:.$M10]))*(COUNTIF([.$F10:.I10];MIN([.$F10:.$M10]))=1))" style:apply-style-name="ignored" style:base-cell-address="print.I10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11]=MIN([.$F11:.$M11]))*(COUNTIF([.$F11:.I11];MIN([.$F11:.$M11]))=1))" style:apply-style-name="ignored" style:base-cell-address="print.I11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12]=MIN([.$F12:.$M12]))*(COUNTIF([.$F12:.I12];MIN([.$F12:.$M12]))=1))" style:apply-style-name="ignored" style:base-cell-address="print.I12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13]=MIN([.$F13:.$M13]))*(COUNTIF([.$F13:.I13];MIN([.$F13:.$M13]))=1))" style:apply-style-name="ignored" style:base-cell-address="print.I13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4]=MIN([.$F4:.$M4]))*(COUNTIF([.$F4:.J4];MIN([.$F4:.$M4]))=1))" style:apply-style-name="ignored" style:base-cell-address="print.J4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5]=MIN([.$F5:.$M5]))*(COUNTIF([.$F5:.J5];MIN([.$F5:.$M5]))=1))" style:apply-style-name="ignored" style:base-cell-address="print.J5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6]=MIN([.$F6:.$M6]))*(COUNTIF([.$F6:.J6];MIN([.$F6:.$M6]))=1))" style:apply-style-name="ignored" style:base-cell-address="print.J6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7]=MIN([.$F7:.$M7]))*(COUNTIF([.$F7:.J7];MIN([.$F7:.$M7]))=1))" style:apply-style-name="ignored" style:base-cell-address="print.J7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8]=MIN([.$F8:.$M8]))*(COUNTIF([.$F8:.J8];MIN([.$F8:.$M8]))=1))" style:apply-style-name="ignored" style:base-cell-address="print.J8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9]=MIN([.$F9:.$M9]))*(COUNTIF([.$F9:.J9];MIN([.$F9:.$M9]))=1))" style:apply-style-name="ignored" style:base-cell-address="print.J9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10]=MIN([.$F10:.$M10]))*(COUNTIF([.$F10:.J10];MIN([.$F10:.$M10]))=1))" style:apply-style-name="ignored" style:base-cell-address="print.J10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11]=MIN([.$F11:.$M11]))*(COUNTIF([.$F11:.J11];MIN([.$F11:.$M11]))=1))" style:apply-style-name="ignored" style:base-cell-address="print.J11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12]=MIN([.$F12:.$M12]))*(COUNTIF([.$F12:.J12];MIN([.$F12:.$M12]))=1))" style:apply-style-name="ignored" style:base-cell-address="print.J12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13]=MIN([.$F13:.$M13]))*(COUNTIF([.$F13:.J13];MIN([.$F13:.$M13]))=1))" style:apply-style-name="ignored" style:base-cell-address="print.J13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4]=MIN([.$F4:.$M4]))*(COUNTIF([.$F4:.K4];MIN([.$F4:.$M4]))=1))" style:apply-style-name="ignored" style:base-cell-address="print.K4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5]=MIN([.$F5:.$M5]))*(COUNTIF([.$F5:.K5];MIN([.$F5:.$M5]))=1))" style:apply-style-name="ignored" style:base-cell-address="print.K5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6]=MIN([.$F6:.$M6]))*(COUNTIF([.$F6:.K6];MIN([.$F6:.$M6]))=1))" style:apply-style-name="ignored" style:base-cell-address="print.K6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7]=MIN([.$F7:.$M7]))*(COUNTIF([.$F7:.K7];MIN([.$F7:.$M7]))=1))" style:apply-style-name="ignored" style:base-cell-address="print.K7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8]=MIN([.$F8:.$M8]))*(COUNTIF([.$F8:.K8];MIN([.$F8:.$M8]))=1))" style:apply-style-name="ignored" style:base-cell-address="print.K8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9]=MIN([.$F9:.$M9]))*(COUNTIF([.$F9:.K9];MIN([.$F9:.$M9]))=1))" style:apply-style-name="ignored" style:base-cell-address="print.K9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10]=MIN([.$F10:.$M10]))*(COUNTIF([.$F10:.K10];MIN([.$F10:.$M10]))=1))" style:apply-style-name="ignored" style:base-cell-address="print.K10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11]=MIN([.$F11:.$M11]))*(COUNTIF([.$F11:.K11];MIN([.$F11:.$M11]))=1))" style:apply-style-name="ignored" style:base-cell-address="print.K11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12]=MIN([.$F12:.$M12]))*(COUNTIF([.$F12:.K12];MIN([.$F12:.$M12]))=1))" style:apply-style-name="ignored" style:base-cell-address="print.K12"/>
    </style:style>
    <style:style style:name="ce9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13]=MIN([.$F13:.$M13]))*(COUNTIF([.$F13:.K13];MIN([.$F13:.$M13]))=1))" style:apply-style-name="ignored" style:base-cell-address="print.K13"/>
    </style:style>
    <style:style style:name="ce9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4]=MIN([.$F4:.$M4]))*(COUNTIF([.$F4:.L4];MIN([.$F4:.$M4]))=1))" style:apply-style-name="ignored" style:base-cell-address="print.L4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5]=MIN([.$F5:.$M5]))*(COUNTIF([.$F5:.L5];MIN([.$F5:.$M5]))=1))" style:apply-style-name="ignored" style:base-cell-address="print.L5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6]=MIN([.$F6:.$M6]))*(COUNTIF([.$F6:.L6];MIN([.$F6:.$M6]))=1))" style:apply-style-name="ignored" style:base-cell-address="print.L6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7]=MIN([.$F7:.$M7]))*(COUNTIF([.$F7:.L7];MIN([.$F7:.$M7]))=1))" style:apply-style-name="ignored" style:base-cell-address="print.L7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8]=MIN([.$F8:.$M8]))*(COUNTIF([.$F8:.L8];MIN([.$F8:.$M8]))=1))" style:apply-style-name="ignored" style:base-cell-address="print.L8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9]=MIN([.$F9:.$M9]))*(COUNTIF([.$F9:.L9];MIN([.$F9:.$M9]))=1))" style:apply-style-name="ignored" style:base-cell-address="print.L9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10]=MIN([.$F10:.$M10]))*(COUNTIF([.$F10:.L10];MIN([.$F10:.$M10]))=1))" style:apply-style-name="ignored" style:base-cell-address="print.L10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11]=MIN([.$F11:.$M11]))*(COUNTIF([.$F11:.L11];MIN([.$F11:.$M11]))=1))" style:apply-style-name="ignored" style:base-cell-address="print.L11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12]=MIN([.$F12:.$M12]))*(COUNTIF([.$F12:.L12];MIN([.$F12:.$M12]))=1))" style:apply-style-name="ignored" style:base-cell-address="print.L12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13]=MIN([.$F13:.$M13]))*(COUNTIF([.$F13:.L13];MIN([.$F13:.$M13]))=1))" style:apply-style-name="ignored" style:base-cell-address="print.L13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4]=MIN([.$F4:.$M4]))*(COUNTIF([.$F4:.M4];MIN([.$F4:.$M4]))=1))" style:apply-style-name="ignored" style:base-cell-address="print.M4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5]=MIN([.$F5:.$M5]))*(COUNTIF([.$F5:.M5];MIN([.$F5:.$M5]))=1))" style:apply-style-name="ignored" style:base-cell-address="print.M5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6]=MIN([.$F6:.$M6]))*(COUNTIF([.$F6:.M6];MIN([.$F6:.$M6]))=1))" style:apply-style-name="ignored" style:base-cell-address="print.M6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7]=MIN([.$F7:.$M7]))*(COUNTIF([.$F7:.M7];MIN([.$F7:.$M7]))=1))" style:apply-style-name="ignored" style:base-cell-address="print.M7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8]=MIN([.$F8:.$M8]))*(COUNTIF([.$F8:.M8];MIN([.$F8:.$M8]))=1))" style:apply-style-name="ignored" style:base-cell-address="print.M8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9]=MIN([.$F9:.$M9]))*(COUNTIF([.$F9:.M9];MIN([.$F9:.$M9]))=1))" style:apply-style-name="ignored" style:base-cell-address="print.M9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10]=MIN([.$F10:.$M10]))*(COUNTIF([.$F10:.M10];MIN([.$F10:.$M10]))=1))" style:apply-style-name="ignored" style:base-cell-address="print.M1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11]=MIN([.$F11:.$M11]))*(COUNTIF([.$F11:.M11];MIN([.$F11:.$M11]))=1))" style:apply-style-name="ignored" style:base-cell-address="print.M11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12]=MIN([.$F12:.$M12]))*(COUNTIF([.$F12:.M12];MIN([.$F12:.$M12]))=1))" style:apply-style-name="ignored" style:base-cell-address="print.M12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13]=MIN([.$F13:.$M13]))*(COUNTIF([.$F13:.M13];MIN([.$F13:.$M13]))=1))" style:apply-style-name="ignored" style:base-cell-address="print.M13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4]=MIN([.$F4:.$M4]))*(COUNTIF([.$F4:.N4];MIN([.$F4:.$M4]))=1))" style:apply-style-name="ignored" style:base-cell-address="print.N4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5]=MIN([.$F5:.$M5]))*(COUNTIF([.$F5:.N5];MIN([.$F5:.$M5]))=1))" style:apply-style-name="ignored" style:base-cell-address="print.N5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6]=MIN([.$F6:.$M6]))*(COUNTIF([.$F6:.N6];MIN([.$F6:.$M6]))=1))" style:apply-style-name="ignored" style:base-cell-address="print.N6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7]=MIN([.$F7:.$M7]))*(COUNTIF([.$F7:.N7];MIN([.$F7:.$M7]))=1))" style:apply-style-name="ignored" style:base-cell-address="print.N7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8]=MIN([.$F8:.$M8]))*(COUNTIF([.$F8:.N8];MIN([.$F8:.$M8]))=1))" style:apply-style-name="ignored" style:base-cell-address="print.N8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9]=MIN([.$F9:.$M9]))*(COUNTIF([.$F9:.N9];MIN([.$F9:.$M9]))=1))" style:apply-style-name="ignored" style:base-cell-address="print.N9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10]=MIN([.$F10:.$M10]))*(COUNTIF([.$F10:.N10];MIN([.$F10:.$M10]))=1))" style:apply-style-name="ignored" style:base-cell-address="print.N1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11]=MIN([.$F11:.$M11]))*(COUNTIF([.$F11:.N11];MIN([.$F11:.$M11]))=1))" style:apply-style-name="ignored" style:base-cell-address="print.N11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12]=MIN([.$F12:.$M12]))*(COUNTIF([.$F12:.N12];MIN([.$F12:.$M12]))=1))" style:apply-style-name="ignored" style:base-cell-address="print.N12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13]=MIN([.$F13:.$M13]))*(COUNTIF([.$F13:.N13];MIN([.$F13:.$M13]))=1))" style:apply-style-name="ignored" style:base-cell-address="print.N13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</style:style>
    <style:style style:name="ce128" style:family="table-cell" style:parent-style-name="Default">
      <style:table-cell-properties fo:border-bottom="none" style:text-align-source="fix" style:repeat-content="false" fo:border-left="none" style:direction="ltr" fo:border-right="0.06pt solid #000000" style:rotation-angle="90" fo:border-top="none" style:vertical-align="middle"/>
      <style:paragraph-properties fo:text-align="center"/>
      <style:text-properties fo:font-size="10pt" style:font-size-asian="10pt" style:font-size-complex="10pt"/>
    </style:style>
    <style:style style:name="ce129" style:family="table-cell" style:parent-style-name="Default">
      <style:table-cell-properties fo:border-bottom="0.06pt solid #000000" fo:border-left="none" style:direction="ltr" fo:border-right="0.06pt solid #000000" style:rotation-angle="90" fo:border-top="none"/>
      <style:text-properties fo:font-size="10pt" style:font-size-asian="10pt" style:font-size-complex="10pt"/>
    </style:style>
    <style:style style:name="ce1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4]=MIN([.$F4:.$M4]))*(COUNTIF([.$F4:.O4];MIN([.$F4:.$M4]))=1))" style:apply-style-name="ignored" style:base-cell-address="print.O4"/>
    </style:style>
    <style:style style:name="ce1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5]=MIN([.$F5:.$M5]))*(COUNTIF([.$F5:.O5];MIN([.$F5:.$M5]))=1))" style:apply-style-name="ignored" style:base-cell-address="print.O5"/>
    </style:style>
    <style:style style:name="ce13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6]=MIN([.$F6:.$M6]))*(COUNTIF([.$F6:.O6];MIN([.$F6:.$M6]))=1))" style:apply-style-name="ignored" style:base-cell-address="print.O6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7]=MIN([.$F7:.$M7]))*(COUNTIF([.$F7:.O7];MIN([.$F7:.$M7]))=1))" style:apply-style-name="ignored" style:base-cell-address="print.O7"/>
    </style:style>
    <style:style style:name="ce13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8]=MIN([.$F8:.$M8]))*(COUNTIF([.$F8:.O8];MIN([.$F8:.$M8]))=1))" style:apply-style-name="ignored" style:base-cell-address="print.O8"/>
    </style:style>
    <style:style style:name="ce13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9]=MIN([.$F9:.$M9]))*(COUNTIF([.$F9:.O9];MIN([.$F9:.$M9]))=1))" style:apply-style-name="ignored" style:base-cell-address="print.O9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10]=MIN([.$F10:.$M10]))*(COUNTIF([.$F10:.O10];MIN([.$F10:.$M10]))=1))" style:apply-style-name="ignored" style:base-cell-address="print.O10"/>
    </style:style>
    <style:style style:name="ce1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11]=MIN([.$F11:.$M11]))*(COUNTIF([.$F11:.O11];MIN([.$F11:.$M11]))=1))" style:apply-style-name="ignored" style:base-cell-address="print.O11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12]=MIN([.$F12:.$M12]))*(COUNTIF([.$F12:.O12];MIN([.$F12:.$M12]))=1))" style:apply-style-name="ignored" style:base-cell-address="print.O12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13]=MIN([.$F13:.$M13]))*(COUNTIF([.$F13:.O13];MIN([.$F13:.$M13]))=1))" style:apply-style-name="ignored" style:base-cell-address="print.O13"/>
    </style:style>
    <style:style style:name="ce140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inpu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" table:default-cell-style-name="ce1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1" table:number-columns-repeated="1009" table:default-cell-style-name="ce1"/>
        <table:table-row table:style-name="ro1">
          <table:table-cell/>
          <table:table-cell table:style-name="ce7" office:value-type="string" calcext:value-type="string" table:number-columns-spanned="10" table:number-rows-spanned="1">
            <text:p>Group Title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 table:number-columns-spanned="10" table:number-rows-spanned="1">
            <text:p>Judges</text:p>
          </table:table-cell>
          <table:covered-table-cell table:number-columns-repeated="9" table:style-name="Default"/>
          <table:table-cell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Judge 1</text:p>
          </table:table-cell>
          <table:table-cell table:style-name="ce9" office:value-type="string" calcext:value-type="string">
            <text:p>Judge 2</text:p>
          </table:table-cell>
          <table:table-cell table:style-name="ce9" office:value-type="string" calcext:value-type="string">
            <text:p>Judge 3</text:p>
          </table:table-cell>
          <table:table-cell table:style-name="ce9" office:value-type="string" calcext:value-type="string">
            <text:p>Judge 4</text:p>
          </table:table-cell>
          <table:table-cell table:style-name="ce9" office:value-type="string" calcext:value-type="string">
            <text:p>Judge 5</text:p>
          </table:table-cell>
          <table:table-cell table:number-columns-repeated="5" table:style-name="ce9" office:value-type="string" calcext:value-type="string">
            <text:p>x</text:p>
          </table:table-cell>
          <table:table-cell table:style-name="ce13" office:value-type="string" calcext:value-type="string">
            <text:p>Placing Points</text:p>
          </table:table-cell>
          <table:table-cell table:style-name="ce13" office:value-type="string" calcext:value-type="string">
            <text:p>Rank</text:p>
          </table:table-cell>
          <table:table-cell table:style-name="ce13" office:value-type="string" calcext:value-type="string">
            <text:p>helppoints</text:p>
          </table:table-cell>
          <table:table-cell table:style-name="ce13" office:value-type="string" calcext:value-type="string">
            <text:p>helprank</text:p>
          </table:table-cell>
          <table:table-cell table:style-name="ce13" table:number-columns-repeated="1009"/>
        </table:table-row>
        <table:table-row table:style-name="ro4">
          <table:table-cell table:style-name="ce3" office:value-type="string" calcext:value-type="string">
            <text:p>Riders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Rider 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string" calcext:value-type="string">
            <text:p>x</text:p>
          </table:table-cell>
          <table:table-cell table:formula="of:=IF([.A5]=&quot;x&quot;;9999;SUM([.B5:.K5])-MAX([.B5:.K5])-MIN([.B5:.K5]))" office:value-type="float" office:value="4" calcext:value-type="float">
            <text:p>4</text:p>
          </table:table-cell>
          <table:table-cell table:formula="of:=RANK([.L5];[.$L$5:.$L$14];1)" office:value-type="float" office:value="1" calcext:value-type="float">
            <text:p>1</text:p>
          </table:table-cell>
          <table:table-cell table:formula="of:=[.L5]+0.00001*ROW()" office:value-type="float" office:value="4.00005" calcext:value-type="float">
            <text:p>4,00005</text:p>
          </table:table-cell>
          <table:table-cell table:formula="of:=RANK([.N5];[.$N$5:.$N$14];1)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Rider 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 table:style-name="ce10" office:value-type="string" calcext:value-type="string">
            <text:p>x</text:p>
          </table:table-cell>
          <table:table-cell table:formula="of:=IF([.A6]=&quot;x&quot;;9999;SUM([.B6:.K6])-MAX([.B6:.K6])-MIN([.B6:.K6]))" office:value-type="float" office:value="5" calcext:value-type="float">
            <text:p>5</text:p>
          </table:table-cell>
          <table:table-cell table:formula="of:=RANK([.L6];[.$L$5:.$L$14];1)" office:value-type="float" office:value="2" calcext:value-type="float">
            <text:p>2</text:p>
          </table:table-cell>
          <table:table-cell table:formula="of:=[.L6]+0.00001*ROW()" office:value-type="float" office:value="5.00006" calcext:value-type="float">
            <text:p>5,00006</text:p>
          </table:table-cell>
          <table:table-cell table:formula="of:=RANK([.N6];[.$N$5:.$N$14];1)"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Rider 3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number-columns-repeated="5" table:style-name="ce10" office:value-type="string" calcext:value-type="string">
            <text:p>x</text:p>
          </table:table-cell>
          <table:table-cell table:formula="of:=IF([.A7]=&quot;x&quot;;9999;SUM([.B7:.K7])-MAX([.B7:.K7])-MIN([.B7:.K7]))" office:value-type="float" office:value="9" calcext:value-type="float">
            <text:p>9</text:p>
          </table:table-cell>
          <table:table-cell table:formula="of:=RANK([.L7];[.$L$5:.$L$14];1)" office:value-type="float" office:value="3" calcext:value-type="float">
            <text:p>3</text:p>
          </table:table-cell>
          <table:table-cell table:formula="of:=[.L7]+0.00001*ROW()" office:value-type="float" office:value="9.00007" calcext:value-type="float">
            <text:p>9,00007</text:p>
          </table:table-cell>
          <table:table-cell table:formula="of:=RANK([.N7];[.$N$5:.$N$14];1)"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Rider 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" table:style-name="ce10" office:value-type="string" calcext:value-type="string">
            <text:p>x</text:p>
          </table:table-cell>
          <table:table-cell table:formula="of:=IF([.A8]=&quot;x&quot;;9999;SUM([.B8:.K8])-MAX([.B8:.K8])-MIN([.B8:.K8]))" office:value-type="float" office:value="12" calcext:value-type="float">
            <text:p>12</text:p>
          </table:table-cell>
          <table:table-cell table:formula="of:=RANK([.L8];[.$L$5:.$L$14];1)" office:value-type="float" office:value="4" calcext:value-type="float">
            <text:p>4</text:p>
          </table:table-cell>
          <table:table-cell table:formula="of:=[.L8]+0.00001*ROW()" office:value-type="float" office:value="12.00008" calcext:value-type="float">
            <text:p>12,00008</text:p>
          </table:table-cell>
          <table:table-cell table:formula="of:=RANK([.N8];[.$N$5:.$N$14];1)" office:value-type="float" office:value="4" calcext:value-type="float">
            <text:p>4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number-columns-repeated="10" table:style-name="ce10" office:value-type="string" calcext:value-type="string">
            <text:p>x</text:p>
          </table:table-cell>
          <table:table-cell table:formula="of:=IF([.A9]=&quot;x&quot;;9999;SUM([.B9:.K9])-MAX([.B9:.K9])-MIN([.B9:.K9]))" office:value-type="float" office:value="9999" calcext:value-type="float">
            <text:p>9999</text:p>
          </table:table-cell>
          <table:table-cell table:formula="of:=RANK([.L9];[.$L$5:.$L$14];1)" office:value-type="float" office:value="5" calcext:value-type="float">
            <text:p>5</text:p>
          </table:table-cell>
          <table:table-cell table:formula="of:=[.L9]+0.00001*ROW()" office:value-type="float" office:value="9999.00009" calcext:value-type="float">
            <text:p>9999,00009</text:p>
          </table:table-cell>
          <table:table-cell table:formula="of:=RANK([.N9];[.$N$5:.$N$14];1)" office:value-type="float" office:value="5" calcext:value-type="float">
            <text:p>5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number-columns-repeated="10" table:style-name="ce10" office:value-type="string" calcext:value-type="string">
            <text:p>x</text:p>
          </table:table-cell>
          <table:table-cell table:formula="of:=IF([.A10]=&quot;x&quot;;9999;SUM([.B10:.K10])-MAX([.B10:.K10])-MIN([.B10:.K10]))" office:value-type="float" office:value="9999" calcext:value-type="float">
            <text:p>9999</text:p>
          </table:table-cell>
          <table:table-cell table:formula="of:=RANK([.L10];[.$L$5:.$L$14];1)" office:value-type="float" office:value="5" calcext:value-type="float">
            <text:p>5</text:p>
          </table:table-cell>
          <table:table-cell table:formula="of:=[.L10]+0.00001*ROW()" office:value-type="float" office:value="9999.0001" calcext:value-type="float">
            <text:p>9999,0001</text:p>
          </table:table-cell>
          <table:table-cell table:formula="of:=RANK([.N10];[.$N$5:.$N$14];1)" office:value-type="float" office:value="6" calcext:value-type="float">
            <text:p>6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number-columns-repeated="10" table:style-name="ce10" office:value-type="string" calcext:value-type="string">
            <text:p>x</text:p>
          </table:table-cell>
          <table:table-cell table:formula="of:=IF([.A11]=&quot;x&quot;;9999;SUM([.B11:.K11])-MAX([.B11:.K11])-MIN([.B11:.K11]))" office:value-type="float" office:value="9999" calcext:value-type="float">
            <text:p>9999</text:p>
          </table:table-cell>
          <table:table-cell table:formula="of:=RANK([.L11];[.$L$5:.$L$14];1)" office:value-type="float" office:value="5" calcext:value-type="float">
            <text:p>5</text:p>
          </table:table-cell>
          <table:table-cell table:formula="of:=[.L11]+0.00001*ROW()" office:value-type="float" office:value="9999.00011" calcext:value-type="float">
            <text:p>9999,00011</text:p>
          </table:table-cell>
          <table:table-cell table:formula="of:=RANK([.N11];[.$N$5:.$N$14];1)" office:value-type="float" office:value="7" calcext:value-type="float">
            <text:p>7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number-columns-repeated="10" table:style-name="ce10" office:value-type="string" calcext:value-type="string">
            <text:p>x</text:p>
          </table:table-cell>
          <table:table-cell table:formula="of:=IF([.A12]=&quot;x&quot;;9999;SUM([.B12:.K12])-MAX([.B12:.K12])-MIN([.B12:.K12]))" office:value-type="float" office:value="9999" calcext:value-type="float">
            <text:p>9999</text:p>
          </table:table-cell>
          <table:table-cell table:formula="of:=RANK([.L12];[.$L$5:.$L$14];1)" office:value-type="float" office:value="5" calcext:value-type="float">
            <text:p>5</text:p>
          </table:table-cell>
          <table:table-cell table:formula="of:=[.L12]+0.00001*ROW()" office:value-type="float" office:value="9999.00012" calcext:value-type="float">
            <text:p>9999,00012</text:p>
          </table:table-cell>
          <table:table-cell table:formula="of:=RANK([.N12];[.$N$5:.$N$14];1)" office:value-type="float" office:value="8" calcext:value-type="float">
            <text:p>8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number-columns-repeated="10" table:style-name="ce10" office:value-type="string" calcext:value-type="string">
            <text:p>x</text:p>
          </table:table-cell>
          <table:table-cell table:formula="of:=IF([.A13]=&quot;x&quot;;9999;SUM([.B13:.K13])-MAX([.B13:.K13])-MIN([.B13:.K13]))" office:value-type="float" office:value="9999" calcext:value-type="float">
            <text:p>9999</text:p>
          </table:table-cell>
          <table:table-cell table:formula="of:=RANK([.L13];[.$L$5:.$L$14];1)" office:value-type="float" office:value="5" calcext:value-type="float">
            <text:p>5</text:p>
          </table:table-cell>
          <table:table-cell table:formula="of:=[.L13]+0.00001*ROW()" office:value-type="float" office:value="9999.00013" calcext:value-type="float">
            <text:p>9999,00013</text:p>
          </table:table-cell>
          <table:table-cell table:formula="of:=RANK([.N13];[.$N$5:.$N$14];1)" office:value-type="float" office:value="9" calcext:value-type="float">
            <text:p>9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number-columns-repeated="10" table:style-name="ce10" office:value-type="string" calcext:value-type="string">
            <text:p>x</text:p>
          </table:table-cell>
          <table:table-cell table:formula="of:=IF([.A14]=&quot;x&quot;;9999;SUM([.B14:.K14])-MAX([.B14:.K14])-MIN([.B14:.K14]))" office:value-type="float" office:value="9999" calcext:value-type="float">
            <text:p>9999</text:p>
          </table:table-cell>
          <table:table-cell table:formula="of:=RANK([.L14];[.$L$5:.$L$14];1)" office:value-type="float" office:value="5" calcext:value-type="float">
            <text:p>5</text:p>
          </table:table-cell>
          <table:table-cell table:formula="of:=[.L14]+0.00001*ROW()" office:value-type="float" office:value="9999.00014" calcext:value-type="float">
            <text:p>9999,00014</text:p>
          </table:table-cell>
          <table:table-cell table:formula="of:=RANK([.N14];[.$N$5:.$N$14];1)" office:value-type="float" office:value="10" calcext:value-type="float">
            <text:p>10</text:p>
          </table:table-cell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5" office:value-type="string" calcext:value-type="string">
            <text:p>TODO: wrong formatting if max und min are the same</text:p>
          </table:table-cell>
          <table:table-cell table:style-name="ce11" table:number-columns-repeated="2"/>
          <table:table-cell table:style-name="ce12" table:number-columns-repeated="8"/>
          <table:table-cell table:number-columns-repeated="1013"/>
        </table:table-row>
        <table:table-row table:style-name="ro6">
          <table:table-cell table:style-name="ce5"/>
          <table:table-cell table:style-name="ce11" table:number-columns-repeated="2"/>
          <table:table-cell table:style-name="ce12" table:number-columns-repeated="8"/>
          <table:table-cell table:number-columns-repeated="1013"/>
        </table:table-row>
        <table:table-row table:style-name="ro5" table:number-rows-repeated="8">
          <table:table-cell table:style-name="ce6"/>
          <table:table-cell table:style-name="ce11" table:number-columns-repeated="2"/>
          <table:table-cell table:style-name="ce12" table:number-columns-repeated="8"/>
          <table:table-cell table:number-columns-repeated="1013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int" table:style-name="ta1">
        <office:forms form:automatic-focus="false" form:apply-design-mode="false"/>
        <table:table-column table:style-name="co7" table:visibility="collapse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number-columns-repeated="10" table:default-cell-style-name="Default"/>
        <table:table-column table:style-name="co13" table:default-cell-style-name="Default"/>
        <table:table-row table:style-name="ro7">
          <table:table-cell table:style-name="ce14"/>
          <table:table-cell table:style-name="ce16" office:value-type="string" calcext:value-type="string" table:number-columns-spanned="4" table:number-rows-spanned="1">
            <text:p>X-Style Results</text:p>
          </table:table-cell>
          <table:covered-table-cell table:number-columns-repeated="2" table:style-name="ce22"/>
          <table:covered-table-cell table:style-name="ce26"/>
          <table:table-cell table:style-name="ce31" table:formula="of:=IF([$input.B$3]=&quot;x&quot;;&quot;&quot;;[$input.B$3])" office:value-type="string" office:string-value="Judge 1" calcext:value-type="string" table:number-columns-spanned="1" table:number-rows-spanned="3">
            <text:p>Judge 1</text:p>
          </table:table-cell>
          <table:table-cell table:style-name="ce44" table:formula="of:=IF([$input.C$3]=&quot;x&quot;;&quot;&quot;;[$input.C$3])" office:value-type="string" office:string-value="Judge 2" calcext:value-type="string" table:number-columns-spanned="1" table:number-rows-spanned="3">
            <text:p>Judge 2</text:p>
          </table:table-cell>
          <table:table-cell table:style-name="ce44" table:formula="of:=IF([$input.D$3]=&quot;x&quot;;&quot;&quot;;[$input.D$3])" office:value-type="string" office:string-value="Judge 3" calcext:value-type="string" table:number-columns-spanned="1" table:number-rows-spanned="3">
            <text:p>Judge 3</text:p>
          </table:table-cell>
          <table:table-cell table:style-name="ce44" table:formula="of:=IF([$input.E$3]=&quot;x&quot;;&quot;&quot;;[$input.E$3])" office:value-type="string" office:string-value="Judge 4" calcext:value-type="string" table:number-columns-spanned="1" table:number-rows-spanned="3">
            <text:p>Judge 4</text:p>
          </table:table-cell>
          <table:table-cell table:style-name="ce44" table:formula="of:=IF([$input.F$3]=&quot;x&quot;;&quot;&quot;;[$input.F$3])" office:value-type="string" office:string-value="Judge 5" calcext:value-type="string" table:number-columns-spanned="1" table:number-rows-spanned="3">
            <text:p>Judge 5</text:p>
          </table:table-cell>
          <table:table-cell table:style-name="ce44" table:formula="of:=IF([$input.G$3]=&quot;x&quot;;&quot;&quot;;[$input.G$3])" table:number-columns-spanned="1" table:number-rows-spanned="3">
            <text:p/>
          </table:table-cell>
          <table:table-cell table:style-name="ce44" table:formula="of:=IF([$input.H$3]=&quot;x&quot;;&quot;&quot;;[$input.H$3])" table:number-columns-spanned="1" table:number-rows-spanned="3">
            <text:p/>
          </table:table-cell>
          <table:table-cell table:style-name="ce44" table:formula="of:=IF([$input.I$3]=&quot;x&quot;;&quot;&quot;;[$input.I$3])" table:number-columns-spanned="1" table:number-rows-spanned="3">
            <text:p/>
          </table:table-cell>
          <table:table-cell table:style-name="ce44" table:formula="of:=IF([$input.J$3]=&quot;x&quot;;&quot;&quot;;[$input.J$3])" table:number-columns-spanned="1" table:number-rows-spanned="3">
            <text:p/>
          </table:table-cell>
          <table:table-cell table:style-name="ce127" table:formula="of:=IF([$input.K$3]=&quot;x&quot;;&quot;&quot;;[$input.K$3])" table:number-columns-spanned="1" table:number-rows-spanned="3">
            <text:p/>
          </table:table-cell>
          <table:table-cell table:style-name="ce140" office:value-type="string" calcext:value-type="string" table:number-columns-spanned="1" table:number-rows-spanned="3">
            <text:p>Placing Points</text:p>
          </table:table-cell>
        </table:table-row>
        <table:table-row table:style-name="ro5">
          <table:table-cell table:style-name="ce14"/>
          <table:table-cell table:style-name="ce17" table:formula="of:=[$input.$B$1]" office:value-type="string" office:string-value="Group Title" calcext:value-type="string" table:number-columns-spanned="4" table:number-rows-spanned="1">
            <text:p>Group Title</text:p>
          </table:table-cell>
          <table:covered-table-cell table:number-columns-repeated="2" table:style-name="ce14"/>
          <table:covered-table-cell table:style-name="ce27"/>
          <table:covered-table-cell table:style-name="ce32"/>
          <table:covered-table-cell table:number-columns-repeated="8" table:style-name="ce45"/>
          <table:covered-table-cell table:style-name="ce128"/>
          <table:covered-table-cell/>
        </table:table-row>
        <table:table-row table:style-name="ro8">
          <table:table-cell/>
          <table:table-cell table:style-name="ce18"/>
          <table:table-cell table:style-name="ce23" table:number-columns-repeated="2"/>
          <table:table-cell table:style-name="ce28"/>
          <table:covered-table-cell table:style-name="ce33"/>
          <table:covered-table-cell table:number-columns-repeated="8" table:style-name="ce46"/>
          <table:covered-table-cell table:style-name="ce129"/>
          <table:covered-table-cell/>
        </table:table-row>
        <table:table-row table:style-name="ro5">
          <table:table-cell table:style-name="ce15" office:value-type="float" office:value="1" calcext:value-type="float">
            <text:p>1</text:p>
          </table:table-cell>
          <table:table-cell table:style-name="ce19" table:formula="of:=IF(INDEX([$input.$A$5:$input.$A$14];MATCH([.$A4];[$input.$O$5:$input.$O$14];0))=&quot;x&quot;;&quot;&quot;;INDEX([$input.$M$5:$input.$M$14];MATCH([.$A4];[$input.$O$5:$input.$O$14];0)))" office:value-type="float" office:value="1" calcext:value-type="float">
            <text:p>1</text:p>
          </table:table-cell>
          <table:table-cell table:style-name="ce24"/>
          <table:table-cell table:formula="of:=INDEX([$input.$A$5:$input.$A$14];MATCH([.$A4];[$input.$O$5:$input.$O$14];0))" office:value-type="string" office:string-value="Rider 1" calcext:value-type="string">
            <text:p>Rider 1</text:p>
          </table:table-cell>
          <table:table-cell table:style-name="ce29" table:formula="of:=IF([.$D4]=&quot;x&quot;;&quot;&quot;;[.$D4])" office:value-type="string" office:string-value="Rider 1" calcext:value-type="string">
            <text:p>Rider 1</text:p>
          </table:table-cell>
          <table:table-cell table:style-name="ce34" table:formula="of:==IF([$input.B$3]=&quot;x&quot;;&quot;&quot;;IF([.$D4]=&quot;x&quot;;&quot;&quot;;INDEX([$input.B$5:$input.B$14];MATCH([.$A4];[$input.$O$5:$input.$O$14];0))))" office:value-type="float" office:value="1" calcext:value-type="float">
            <text:p>1</text:p>
          </table:table-cell>
          <table:table-cell table:style-name="ce47" table:formula="of:==IF([$input.C$3]=&quot;x&quot;;&quot;&quot;;IF([.$D4]=&quot;x&quot;;&quot;&quot;;INDEX([$input.C$5:$input.C$14];MATCH([.$A4];[$input.$O$5:$input.$O$14];0))))" office:value-type="float" office:value="2" calcext:value-type="float">
            <text:p>2</text:p>
          </table:table-cell>
          <table:table-cell table:style-name="ce57" table:formula="of:==IF([$input.D$3]=&quot;x&quot;;&quot;&quot;;IF([.$D4]=&quot;x&quot;;&quot;&quot;;INDEX([$input.D$5:$input.D$14];MATCH([.$A4];[$input.$O$5:$input.$O$14];0))))" office:value-type="float" office:value="1" calcext:value-type="float">
            <text:p>1</text:p>
          </table:table-cell>
          <table:table-cell table:style-name="ce67" table:formula="of:==IF([$input.E$3]=&quot;x&quot;;&quot;&quot;;IF([.$D4]=&quot;x&quot;;&quot;&quot;;INDEX([$input.E$5:$input.E$14];MATCH([.$A4];[$input.$O$5:$input.$O$14];0))))" office:value-type="float" office:value="2" calcext:value-type="float">
            <text:p>2</text:p>
          </table:table-cell>
          <table:table-cell table:style-name="ce77" table:formula="of:==IF([$input.F$3]=&quot;x&quot;;&quot;&quot;;IF([.$D4]=&quot;x&quot;;&quot;&quot;;INDEX([$input.F$5:$input.F$14];MATCH([.$A4];[$input.$O$5:$input.$O$14];0))))" office:value-type="float" office:value="1" calcext:value-type="float">
            <text:p>1</text:p>
          </table:table-cell>
          <table:table-cell table:style-name="ce87" table:formula="of:==IF([$input.G$3]=&quot;x&quot;;&quot;&quot;;IF([.$D4]=&quot;x&quot;;&quot;&quot;;INDEX([$input.G$5:$input.G$14];MATCH([.$A4];[$input.$O$5:$input.$O$14];0))))">
            <text:p/>
          </table:table-cell>
          <table:table-cell table:style-name="ce97" table:formula="of:==IF([$input.H$3]=&quot;x&quot;;&quot;&quot;;IF([.$D4]=&quot;x&quot;;&quot;&quot;;INDEX([$input.H$5:$input.H$14];MATCH([.$A4];[$input.$O$5:$input.$O$14];0))))">
            <text:p/>
          </table:table-cell>
          <table:table-cell table:style-name="ce107" table:formula="of:==IF([$input.I$3]=&quot;x&quot;;&quot;&quot;;IF([.$D4]=&quot;x&quot;;&quot;&quot;;INDEX([$input.I$5:$input.I$14];MATCH([.$A4];[$input.$O$5:$input.$O$14];0))))">
            <text:p/>
          </table:table-cell>
          <table:table-cell table:style-name="ce117" table:formula="of:==IF([$input.J$3]=&quot;x&quot;;&quot;&quot;;IF([.$D4]=&quot;x&quot;;&quot;&quot;;INDEX([$input.J$5:$input.J$14];MATCH([.$A4];[$input.$O$5:$input.$O$14];0))))">
            <text:p/>
          </table:table-cell>
          <table:table-cell table:style-name="ce130" table:formula="of:==IF([$input.K$3]=&quot;x&quot;;&quot;&quot;;IF([.$D4]=&quot;x&quot;;&quot;&quot;;INDEX([$input.K$5:$input.K$14];MATCH([.$A4];[$input.$O$5:$input.$O$14];0))))">
            <text:p/>
          </table:table-cell>
          <table:table-cell table:style-name="ce141" table:formula="of:==IF([$input.L$3]=&quot;x&quot;;&quot;&quot;;IF([.$D4]=&quot;x&quot;;&quot;&quot;;INDEX([$input.L$5:$input.L$14];MATCH([.$A4];[$input.$O$5:$input.$O$14];0))))" office:value-type="float" office:value="4" calcext:value-type="float">
            <text:p>4</text:p>
          </table:table-cell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19" table:formula="of:=IF(INDEX([$input.$A$5:$input.$A$14];MATCH([.$A5];[$input.$O$5:$input.$O$14];0))=&quot;x&quot;;&quot;&quot;;INDEX([$input.$M$5:$input.$M$14];MATCH([.$A5];[$input.$O$5:$input.$O$14];0)))" office:value-type="float" office:value="2" calcext:value-type="float">
            <text:p>2</text:p>
          </table:table-cell>
          <table:table-cell table:style-name="ce24"/>
          <table:table-cell table:formula="of:=INDEX([$input.$A$5:$input.$A$14];MATCH([.$A5];[$input.$O$5:$input.$O$14];0))" office:value-type="string" office:string-value="Rider 2" calcext:value-type="string">
            <text:p>Rider 2</text:p>
          </table:table-cell>
          <table:table-cell table:style-name="ce29" table:formula="of:=IF([.$D5]=&quot;x&quot;;&quot;&quot;;[.$D5])" office:value-type="string" office:string-value="Rider 2" calcext:value-type="string">
            <text:p>Rider 2</text:p>
          </table:table-cell>
          <table:table-cell table:style-name="ce35" table:formula="of:==IF([$input.B$3]=&quot;x&quot;;&quot;&quot;;IF([.$D5]=&quot;x&quot;;&quot;&quot;;INDEX([$input.B$5:$input.B$14];MATCH([.$A5];[$input.$O$5:$input.$O$14];0))))" office:value-type="float" office:value="2" calcext:value-type="float">
            <text:p>2</text:p>
          </table:table-cell>
          <table:table-cell table:style-name="ce48" table:formula="of:==IF([$input.C$3]=&quot;x&quot;;&quot;&quot;;IF([.$D5]=&quot;x&quot;;&quot;&quot;;INDEX([$input.C$5:$input.C$14];MATCH([.$A5];[$input.$O$5:$input.$O$14];0))))" office:value-type="float" office:value="1" calcext:value-type="float">
            <text:p>1</text:p>
          </table:table-cell>
          <table:table-cell table:style-name="ce58" table:formula="of:==IF([$input.D$3]=&quot;x&quot;;&quot;&quot;;IF([.$D5]=&quot;x&quot;;&quot;&quot;;INDEX([$input.D$5:$input.D$14];MATCH([.$A5];[$input.$O$5:$input.$O$14];0))))" office:value-type="float" office:value="2" calcext:value-type="float">
            <text:p>2</text:p>
          </table:table-cell>
          <table:table-cell table:style-name="ce68" table:formula="of:==IF([$input.E$3]=&quot;x&quot;;&quot;&quot;;IF([.$D5]=&quot;x&quot;;&quot;&quot;;INDEX([$input.E$5:$input.E$14];MATCH([.$A5];[$input.$O$5:$input.$O$14];0))))" office:value-type="float" office:value="1" calcext:value-type="float">
            <text:p>1</text:p>
          </table:table-cell>
          <table:table-cell table:style-name="ce78" table:formula="of:==IF([$input.F$3]=&quot;x&quot;;&quot;&quot;;IF([.$D5]=&quot;x&quot;;&quot;&quot;;INDEX([$input.F$5:$input.F$14];MATCH([.$A5];[$input.$O$5:$input.$O$14];0))))" office:value-type="float" office:value="2" calcext:value-type="float">
            <text:p>2</text:p>
          </table:table-cell>
          <table:table-cell table:style-name="ce88" table:formula="of:==IF([$input.G$3]=&quot;x&quot;;&quot;&quot;;IF([.$D5]=&quot;x&quot;;&quot;&quot;;INDEX([$input.G$5:$input.G$14];MATCH([.$A5];[$input.$O$5:$input.$O$14];0))))">
            <text:p/>
          </table:table-cell>
          <table:table-cell table:style-name="ce98" table:formula="of:==IF([$input.H$3]=&quot;x&quot;;&quot;&quot;;IF([.$D5]=&quot;x&quot;;&quot;&quot;;INDEX([$input.H$5:$input.H$14];MATCH([.$A5];[$input.$O$5:$input.$O$14];0))))">
            <text:p/>
          </table:table-cell>
          <table:table-cell table:style-name="ce108" table:formula="of:==IF([$input.I$3]=&quot;x&quot;;&quot;&quot;;IF([.$D5]=&quot;x&quot;;&quot;&quot;;INDEX([$input.I$5:$input.I$14];MATCH([.$A5];[$input.$O$5:$input.$O$14];0))))">
            <text:p/>
          </table:table-cell>
          <table:table-cell table:style-name="ce118" table:formula="of:==IF([$input.J$3]=&quot;x&quot;;&quot;&quot;;IF([.$D5]=&quot;x&quot;;&quot;&quot;;INDEX([$input.J$5:$input.J$14];MATCH([.$A5];[$input.$O$5:$input.$O$14];0))))">
            <text:p/>
          </table:table-cell>
          <table:table-cell table:style-name="ce131" table:formula="of:==IF([$input.K$3]=&quot;x&quot;;&quot;&quot;;IF([.$D5]=&quot;x&quot;;&quot;&quot;;INDEX([$input.K$5:$input.K$14];MATCH([.$A5];[$input.$O$5:$input.$O$14];0))))">
            <text:p/>
          </table:table-cell>
          <table:table-cell table:style-name="ce142" table:formula="of:==IF([$input.L$3]=&quot;x&quot;;&quot;&quot;;IF([.$D5]=&quot;x&quot;;&quot;&quot;;INDEX([$input.L$5:$input.L$14];MATCH([.$A5];[$input.$O$5:$input.$O$14];0))))" office:value-type="float" office:value="5" calcext:value-type="float">
            <text:p>5</text:p>
          </table:table-cell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19" table:formula="of:=IF(INDEX([$input.$A$5:$input.$A$14];MATCH([.$A6];[$input.$O$5:$input.$O$14];0))=&quot;x&quot;;&quot;&quot;;INDEX([$input.$M$5:$input.$M$14];MATCH([.$A6];[$input.$O$5:$input.$O$14];0)))" office:value-type="float" office:value="3" calcext:value-type="float">
            <text:p>3</text:p>
          </table:table-cell>
          <table:table-cell table:style-name="ce24"/>
          <table:table-cell table:formula="of:=INDEX([$input.$A$5:$input.$A$14];MATCH([.$A6];[$input.$O$5:$input.$O$14];0))" office:value-type="string" office:string-value="Rider 3" calcext:value-type="string">
            <text:p>Rider 3</text:p>
          </table:table-cell>
          <table:table-cell table:style-name="ce29" table:formula="of:=IF([.$D6]=&quot;x&quot;;&quot;&quot;;[.$D6])" office:value-type="string" office:string-value="Rider 3" calcext:value-type="string">
            <text:p>Rider 3</text:p>
          </table:table-cell>
          <table:table-cell table:style-name="ce36" table:formula="of:==IF([$input.B$3]=&quot;x&quot;;&quot;&quot;;IF([.$D6]=&quot;x&quot;;&quot;&quot;;INDEX([$input.B$5:$input.B$14];MATCH([.$A6];[$input.$O$5:$input.$O$14];0))))" office:value-type="float" office:value="3" calcext:value-type="float">
            <text:p>3</text:p>
          </table:table-cell>
          <table:table-cell table:style-name="ce49" table:formula="of:==IF([$input.C$3]=&quot;x&quot;;&quot;&quot;;IF([.$D6]=&quot;x&quot;;&quot;&quot;;INDEX([$input.C$5:$input.C$14];MATCH([.$A6];[$input.$O$5:$input.$O$14];0))))" office:value-type="float" office:value="3" calcext:value-type="float">
            <text:p>3</text:p>
          </table:table-cell>
          <table:table-cell table:style-name="ce59" table:formula="of:==IF([$input.D$3]=&quot;x&quot;;&quot;&quot;;IF([.$D6]=&quot;x&quot;;&quot;&quot;;INDEX([$input.D$5:$input.D$14];MATCH([.$A6];[$input.$O$5:$input.$O$14];0))))" office:value-type="float" office:value="3" calcext:value-type="float">
            <text:p>3</text:p>
          </table:table-cell>
          <table:table-cell table:style-name="ce69" table:formula="of:==IF([$input.E$3]=&quot;x&quot;;&quot;&quot;;IF([.$D6]=&quot;x&quot;;&quot;&quot;;INDEX([$input.E$5:$input.E$14];MATCH([.$A6];[$input.$O$5:$input.$O$14];0))))" office:value-type="float" office:value="3" calcext:value-type="float">
            <text:p>3</text:p>
          </table:table-cell>
          <table:table-cell table:style-name="ce79" table:formula="of:==IF([$input.F$3]=&quot;x&quot;;&quot;&quot;;IF([.$D6]=&quot;x&quot;;&quot;&quot;;INDEX([$input.F$5:$input.F$14];MATCH([.$A6];[$input.$O$5:$input.$O$14];0))))" office:value-type="float" office:value="3" calcext:value-type="float">
            <text:p>3</text:p>
          </table:table-cell>
          <table:table-cell table:style-name="ce89" table:formula="of:==IF([$input.G$3]=&quot;x&quot;;&quot;&quot;;IF([.$D6]=&quot;x&quot;;&quot;&quot;;INDEX([$input.G$5:$input.G$14];MATCH([.$A6];[$input.$O$5:$input.$O$14];0))))">
            <text:p/>
          </table:table-cell>
          <table:table-cell table:style-name="ce99" table:formula="of:==IF([$input.H$3]=&quot;x&quot;;&quot;&quot;;IF([.$D6]=&quot;x&quot;;&quot;&quot;;INDEX([$input.H$5:$input.H$14];MATCH([.$A6];[$input.$O$5:$input.$O$14];0))))">
            <text:p/>
          </table:table-cell>
          <table:table-cell table:style-name="ce109" table:formula="of:==IF([$input.I$3]=&quot;x&quot;;&quot;&quot;;IF([.$D6]=&quot;x&quot;;&quot;&quot;;INDEX([$input.I$5:$input.I$14];MATCH([.$A6];[$input.$O$5:$input.$O$14];0))))">
            <text:p/>
          </table:table-cell>
          <table:table-cell table:style-name="ce119" table:formula="of:==IF([$input.J$3]=&quot;x&quot;;&quot;&quot;;IF([.$D6]=&quot;x&quot;;&quot;&quot;;INDEX([$input.J$5:$input.J$14];MATCH([.$A6];[$input.$O$5:$input.$O$14];0))))">
            <text:p/>
          </table:table-cell>
          <table:table-cell table:style-name="ce132" table:formula="of:==IF([$input.K$3]=&quot;x&quot;;&quot;&quot;;IF([.$D6]=&quot;x&quot;;&quot;&quot;;INDEX([$input.K$5:$input.K$14];MATCH([.$A6];[$input.$O$5:$input.$O$14];0))))">
            <text:p/>
          </table:table-cell>
          <table:table-cell table:style-name="ce142" table:formula="of:==IF([$input.L$3]=&quot;x&quot;;&quot;&quot;;IF([.$D6]=&quot;x&quot;;&quot;&quot;;INDEX([$input.L$5:$input.L$14];MATCH([.$A6];[$input.$O$5:$input.$O$14];0))))" office:value-type="float" office:value="9" calcext:value-type="float">
            <text:p>9</text:p>
          </table:table-cell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19" table:formula="of:=IF(INDEX([$input.$A$5:$input.$A$14];MATCH([.$A7];[$input.$O$5:$input.$O$14];0))=&quot;x&quot;;&quot;&quot;;INDEX([$input.$M$5:$input.$M$14];MATCH([.$A7];[$input.$O$5:$input.$O$14];0)))" office:value-type="float" office:value="4" calcext:value-type="float">
            <text:p>4</text:p>
          </table:table-cell>
          <table:table-cell table:style-name="ce24"/>
          <table:table-cell table:formula="of:=INDEX([$input.$A$5:$input.$A$14];MATCH([.$A7];[$input.$O$5:$input.$O$14];0))" office:value-type="string" office:string-value="Rider 5" calcext:value-type="string">
            <text:p>Rider 5</text:p>
          </table:table-cell>
          <table:table-cell table:style-name="ce29" table:formula="of:=IF([.$D7]=&quot;x&quot;;&quot;&quot;;[.$D7])" office:value-type="string" office:string-value="Rider 5" calcext:value-type="string">
            <text:p>Rider 5</text:p>
          </table:table-cell>
          <table:table-cell table:style-name="ce37" table:formula="of:==IF([$input.B$3]=&quot;x&quot;;&quot;&quot;;IF([.$D7]=&quot;x&quot;;&quot;&quot;;INDEX([$input.B$5:$input.B$14];MATCH([.$A7];[$input.$O$5:$input.$O$14];0))))" office:value-type="float" office:value="7" calcext:value-type="float">
            <text:p>7</text:p>
          </table:table-cell>
          <table:table-cell table:style-name="ce50" table:formula="of:==IF([$input.C$3]=&quot;x&quot;;&quot;&quot;;IF([.$D7]=&quot;x&quot;;&quot;&quot;;INDEX([$input.C$5:$input.C$14];MATCH([.$A7];[$input.$O$5:$input.$O$14];0))))" office:value-type="float" office:value="1" calcext:value-type="float">
            <text:p>1</text:p>
          </table:table-cell>
          <table:table-cell table:style-name="ce60" table:formula="of:==IF([$input.D$3]=&quot;x&quot;;&quot;&quot;;IF([.$D7]=&quot;x&quot;;&quot;&quot;;INDEX([$input.D$5:$input.D$14];MATCH([.$A7];[$input.$O$5:$input.$O$14];0))))" office:value-type="float" office:value="3" calcext:value-type="float">
            <text:p>3</text:p>
          </table:table-cell>
          <table:table-cell table:style-name="ce70" table:formula="of:==IF([$input.E$3]=&quot;x&quot;;&quot;&quot;;IF([.$D7]=&quot;x&quot;;&quot;&quot;;INDEX([$input.E$5:$input.E$14];MATCH([.$A7];[$input.$O$5:$input.$O$14];0))))" office:value-type="float" office:value="4" calcext:value-type="float">
            <text:p>4</text:p>
          </table:table-cell>
          <table:table-cell table:style-name="ce80" table:formula="of:==IF([$input.F$3]=&quot;x&quot;;&quot;&quot;;IF([.$D7]=&quot;x&quot;;&quot;&quot;;INDEX([$input.F$5:$input.F$14];MATCH([.$A7];[$input.$O$5:$input.$O$14];0))))" office:value-type="float" office:value="5" calcext:value-type="float">
            <text:p>5</text:p>
          </table:table-cell>
          <table:table-cell table:style-name="ce90" table:formula="of:==IF([$input.G$3]=&quot;x&quot;;&quot;&quot;;IF([.$D7]=&quot;x&quot;;&quot;&quot;;INDEX([$input.G$5:$input.G$14];MATCH([.$A7];[$input.$O$5:$input.$O$14];0))))">
            <text:p/>
          </table:table-cell>
          <table:table-cell table:style-name="ce100" table:formula="of:==IF([$input.H$3]=&quot;x&quot;;&quot;&quot;;IF([.$D7]=&quot;x&quot;;&quot;&quot;;INDEX([$input.H$5:$input.H$14];MATCH([.$A7];[$input.$O$5:$input.$O$14];0))))">
            <text:p/>
          </table:table-cell>
          <table:table-cell table:style-name="ce110" table:formula="of:==IF([$input.I$3]=&quot;x&quot;;&quot;&quot;;IF([.$D7]=&quot;x&quot;;&quot;&quot;;INDEX([$input.I$5:$input.I$14];MATCH([.$A7];[$input.$O$5:$input.$O$14];0))))">
            <text:p/>
          </table:table-cell>
          <table:table-cell table:style-name="ce120" table:formula="of:==IF([$input.J$3]=&quot;x&quot;;&quot;&quot;;IF([.$D7]=&quot;x&quot;;&quot;&quot;;INDEX([$input.J$5:$input.J$14];MATCH([.$A7];[$input.$O$5:$input.$O$14];0))))">
            <text:p/>
          </table:table-cell>
          <table:table-cell table:style-name="ce133" table:formula="of:==IF([$input.K$3]=&quot;x&quot;;&quot;&quot;;IF([.$D7]=&quot;x&quot;;&quot;&quot;;INDEX([$input.K$5:$input.K$14];MATCH([.$A7];[$input.$O$5:$input.$O$14];0))))">
            <text:p/>
          </table:table-cell>
          <table:table-cell table:style-name="ce142" table:formula="of:==IF([$input.L$3]=&quot;x&quot;;&quot;&quot;;IF([.$D7]=&quot;x&quot;;&quot;&quot;;INDEX([$input.L$5:$input.L$14];MATCH([.$A7];[$input.$O$5:$input.$O$14];0))))" office:value-type="float" office:value="12" calcext:value-type="float">
            <text:p>12</text:p>
          </table:table-cell>
        </table:table-row>
        <table:table-row table:style-name="ro5">
          <table:table-cell table:style-name="ce15" office:value-type="float" office:value="5" calcext:value-type="float">
            <text:p>5</text:p>
          </table:table-cell>
          <table:table-cell table:style-name="ce19" table:formula="of:=IF(INDEX([$input.$A$5:$input.$A$14];MATCH([.$A8];[$input.$O$5:$input.$O$14];0))=&quot;x&quot;;&quot;&quot;;INDEX([$input.$M$5:$input.$M$14];MATCH([.$A8];[$input.$O$5:$input.$O$14];0)))">
            <text:p/>
          </table:table-cell>
          <table:table-cell table:style-name="ce24"/>
          <table:table-cell table:formula="of:=INDEX([$input.$A$5:$input.$A$14];MATCH([.$A8];[$input.$O$5:$input.$O$14];0))" office:value-type="string" office:string-value="x" calcext:value-type="string">
            <text:p>x</text:p>
          </table:table-cell>
          <table:table-cell table:style-name="ce29" table:formula="of:=IF([.$D8]=&quot;x&quot;;&quot;&quot;;[.$D8])">
            <text:p/>
          </table:table-cell>
          <table:table-cell table:style-name="ce38" table:formula="of:==IF([$input.B$3]=&quot;x&quot;;&quot;&quot;;IF([.$D8]=&quot;x&quot;;&quot;&quot;;INDEX([$input.B$5:$input.B$14];MATCH([.$A8];[$input.$O$5:$input.$O$14];0))))">
            <text:p/>
          </table:table-cell>
          <table:table-cell table:style-name="ce51" table:formula="of:==IF([$input.C$3]=&quot;x&quot;;&quot;&quot;;IF([.$D8]=&quot;x&quot;;&quot;&quot;;INDEX([$input.C$5:$input.C$14];MATCH([.$A8];[$input.$O$5:$input.$O$14];0))))">
            <text:p/>
          </table:table-cell>
          <table:table-cell table:style-name="ce61" table:formula="of:==IF([$input.D$3]=&quot;x&quot;;&quot;&quot;;IF([.$D8]=&quot;x&quot;;&quot;&quot;;INDEX([$input.D$5:$input.D$14];MATCH([.$A8];[$input.$O$5:$input.$O$14];0))))">
            <text:p/>
          </table:table-cell>
          <table:table-cell table:style-name="ce71" table:formula="of:==IF([$input.E$3]=&quot;x&quot;;&quot;&quot;;IF([.$D8]=&quot;x&quot;;&quot;&quot;;INDEX([$input.E$5:$input.E$14];MATCH([.$A8];[$input.$O$5:$input.$O$14];0))))">
            <text:p/>
          </table:table-cell>
          <table:table-cell table:style-name="ce81" table:formula="of:==IF([$input.F$3]=&quot;x&quot;;&quot;&quot;;IF([.$D8]=&quot;x&quot;;&quot;&quot;;INDEX([$input.F$5:$input.F$14];MATCH([.$A8];[$input.$O$5:$input.$O$14];0))))">
            <text:p/>
          </table:table-cell>
          <table:table-cell table:style-name="ce91" table:formula="of:==IF([$input.G$3]=&quot;x&quot;;&quot;&quot;;IF([.$D8]=&quot;x&quot;;&quot;&quot;;INDEX([$input.G$5:$input.G$14];MATCH([.$A8];[$input.$O$5:$input.$O$14];0))))">
            <text:p/>
          </table:table-cell>
          <table:table-cell table:style-name="ce101" table:formula="of:==IF([$input.H$3]=&quot;x&quot;;&quot;&quot;;IF([.$D8]=&quot;x&quot;;&quot;&quot;;INDEX([$input.H$5:$input.H$14];MATCH([.$A8];[$input.$O$5:$input.$O$14];0))))">
            <text:p/>
          </table:table-cell>
          <table:table-cell table:style-name="ce111" table:formula="of:==IF([$input.I$3]=&quot;x&quot;;&quot;&quot;;IF([.$D8]=&quot;x&quot;;&quot;&quot;;INDEX([$input.I$5:$input.I$14];MATCH([.$A8];[$input.$O$5:$input.$O$14];0))))">
            <text:p/>
          </table:table-cell>
          <table:table-cell table:style-name="ce121" table:formula="of:==IF([$input.J$3]=&quot;x&quot;;&quot;&quot;;IF([.$D8]=&quot;x&quot;;&quot;&quot;;INDEX([$input.J$5:$input.J$14];MATCH([.$A8];[$input.$O$5:$input.$O$14];0))))">
            <text:p/>
          </table:table-cell>
          <table:table-cell table:style-name="ce134" table:formula="of:==IF([$input.K$3]=&quot;x&quot;;&quot;&quot;;IF([.$D8]=&quot;x&quot;;&quot;&quot;;INDEX([$input.K$5:$input.K$14];MATCH([.$A8];[$input.$O$5:$input.$O$14];0))))">
            <text:p/>
          </table:table-cell>
          <table:table-cell table:style-name="ce142" table:formula="of:==IF([$input.L$3]=&quot;x&quot;;&quot;&quot;;IF([.$D8]=&quot;x&quot;;&quot;&quot;;INDEX([$input.L$5:$input.L$14];MATCH([.$A8];[$input.$O$5:$input.$O$14];0))))">
            <text:p/>
          </table:table-cell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19" table:formula="of:=IF(INDEX([$input.$A$5:$input.$A$14];MATCH([.$A9];[$input.$O$5:$input.$O$14];0))=&quot;x&quot;;&quot;&quot;;INDEX([$input.$M$5:$input.$M$14];MATCH([.$A9];[$input.$O$5:$input.$O$14];0)))">
            <text:p/>
          </table:table-cell>
          <table:table-cell table:style-name="ce24"/>
          <table:table-cell table:formula="of:=INDEX([$input.$A$5:$input.$A$14];MATCH([.$A9];[$input.$O$5:$input.$O$14];0))" office:value-type="string" office:string-value="x" calcext:value-type="string">
            <text:p>x</text:p>
          </table:table-cell>
          <table:table-cell table:style-name="ce29" table:formula="of:=IF([.$D9]=&quot;x&quot;;&quot;&quot;;[.$D9])">
            <text:p/>
          </table:table-cell>
          <table:table-cell table:style-name="ce39" table:formula="of:==IF([$input.B$3]=&quot;x&quot;;&quot;&quot;;IF([.$D9]=&quot;x&quot;;&quot;&quot;;INDEX([$input.B$5:$input.B$14];MATCH([.$A9];[$input.$O$5:$input.$O$14];0))))">
            <text:p/>
          </table:table-cell>
          <table:table-cell table:style-name="ce52" table:formula="of:==IF([$input.C$3]=&quot;x&quot;;&quot;&quot;;IF([.$D9]=&quot;x&quot;;&quot;&quot;;INDEX([$input.C$5:$input.C$14];MATCH([.$A9];[$input.$O$5:$input.$O$14];0))))">
            <text:p/>
          </table:table-cell>
          <table:table-cell table:style-name="ce62" table:formula="of:==IF([$input.D$3]=&quot;x&quot;;&quot;&quot;;IF([.$D9]=&quot;x&quot;;&quot;&quot;;INDEX([$input.D$5:$input.D$14];MATCH([.$A9];[$input.$O$5:$input.$O$14];0))))">
            <text:p/>
          </table:table-cell>
          <table:table-cell table:style-name="ce72" table:formula="of:==IF([$input.E$3]=&quot;x&quot;;&quot;&quot;;IF([.$D9]=&quot;x&quot;;&quot;&quot;;INDEX([$input.E$5:$input.E$14];MATCH([.$A9];[$input.$O$5:$input.$O$14];0))))">
            <text:p/>
          </table:table-cell>
          <table:table-cell table:style-name="ce82" table:formula="of:==IF([$input.F$3]=&quot;x&quot;;&quot;&quot;;IF([.$D9]=&quot;x&quot;;&quot;&quot;;INDEX([$input.F$5:$input.F$14];MATCH([.$A9];[$input.$O$5:$input.$O$14];0))))">
            <text:p/>
          </table:table-cell>
          <table:table-cell table:style-name="ce92" table:formula="of:==IF([$input.G$3]=&quot;x&quot;;&quot;&quot;;IF([.$D9]=&quot;x&quot;;&quot;&quot;;INDEX([$input.G$5:$input.G$14];MATCH([.$A9];[$input.$O$5:$input.$O$14];0))))">
            <text:p/>
          </table:table-cell>
          <table:table-cell table:style-name="ce102" table:formula="of:==IF([$input.H$3]=&quot;x&quot;;&quot;&quot;;IF([.$D9]=&quot;x&quot;;&quot;&quot;;INDEX([$input.H$5:$input.H$14];MATCH([.$A9];[$input.$O$5:$input.$O$14];0))))">
            <text:p/>
          </table:table-cell>
          <table:table-cell table:style-name="ce112" table:formula="of:==IF([$input.I$3]=&quot;x&quot;;&quot;&quot;;IF([.$D9]=&quot;x&quot;;&quot;&quot;;INDEX([$input.I$5:$input.I$14];MATCH([.$A9];[$input.$O$5:$input.$O$14];0))))">
            <text:p/>
          </table:table-cell>
          <table:table-cell table:style-name="ce122" table:formula="of:==IF([$input.J$3]=&quot;x&quot;;&quot;&quot;;IF([.$D9]=&quot;x&quot;;&quot;&quot;;INDEX([$input.J$5:$input.J$14];MATCH([.$A9];[$input.$O$5:$input.$O$14];0))))">
            <text:p/>
          </table:table-cell>
          <table:table-cell table:style-name="ce135" table:formula="of:==IF([$input.K$3]=&quot;x&quot;;&quot;&quot;;IF([.$D9]=&quot;x&quot;;&quot;&quot;;INDEX([$input.K$5:$input.K$14];MATCH([.$A9];[$input.$O$5:$input.$O$14];0))))">
            <text:p/>
          </table:table-cell>
          <table:table-cell table:style-name="ce142" table:formula="of:==IF([$input.L$3]=&quot;x&quot;;&quot;&quot;;IF([.$D9]=&quot;x&quot;;&quot;&quot;;INDEX([$input.L$5:$input.L$14];MATCH([.$A9];[$input.$O$5:$input.$O$14];0))))">
            <text:p/>
          </table:table-cell>
        </table:table-row>
        <table:table-row table:style-name="ro5">
          <table:table-cell table:style-name="ce15" office:value-type="float" office:value="7" calcext:value-type="float">
            <text:p>7</text:p>
          </table:table-cell>
          <table:table-cell table:style-name="ce19" table:formula="of:=IF(INDEX([$input.$A$5:$input.$A$14];MATCH([.$A10];[$input.$O$5:$input.$O$14];0))=&quot;x&quot;;&quot;&quot;;INDEX([$input.$M$5:$input.$M$14];MATCH([.$A10];[$input.$O$5:$input.$O$14];0)))">
            <text:p/>
          </table:table-cell>
          <table:table-cell table:style-name="ce24"/>
          <table:table-cell table:formula="of:=INDEX([$input.$A$5:$input.$A$14];MATCH([.$A10];[$input.$O$5:$input.$O$14];0))" office:value-type="string" office:string-value="x" calcext:value-type="string">
            <text:p>x</text:p>
          </table:table-cell>
          <table:table-cell table:style-name="ce29" table:formula="of:=IF([.$D10]=&quot;x&quot;;&quot;&quot;;[.$D10])">
            <text:p/>
          </table:table-cell>
          <table:table-cell table:style-name="ce40" table:formula="of:==IF([$input.B$3]=&quot;x&quot;;&quot;&quot;;IF([.$D10]=&quot;x&quot;;&quot;&quot;;INDEX([$input.B$5:$input.B$14];MATCH([.$A10];[$input.$O$5:$input.$O$14];0))))">
            <text:p/>
          </table:table-cell>
          <table:table-cell table:style-name="ce53" table:formula="of:==IF([$input.C$3]=&quot;x&quot;;&quot;&quot;;IF([.$D10]=&quot;x&quot;;&quot;&quot;;INDEX([$input.C$5:$input.C$14];MATCH([.$A10];[$input.$O$5:$input.$O$14];0))))">
            <text:p/>
          </table:table-cell>
          <table:table-cell table:style-name="ce63" table:formula="of:==IF([$input.D$3]=&quot;x&quot;;&quot;&quot;;IF([.$D10]=&quot;x&quot;;&quot;&quot;;INDEX([$input.D$5:$input.D$14];MATCH([.$A10];[$input.$O$5:$input.$O$14];0))))">
            <text:p/>
          </table:table-cell>
          <table:table-cell table:style-name="ce73" table:formula="of:==IF([$input.E$3]=&quot;x&quot;;&quot;&quot;;IF([.$D10]=&quot;x&quot;;&quot;&quot;;INDEX([$input.E$5:$input.E$14];MATCH([.$A10];[$input.$O$5:$input.$O$14];0))))">
            <text:p/>
          </table:table-cell>
          <table:table-cell table:style-name="ce83" table:formula="of:==IF([$input.F$3]=&quot;x&quot;;&quot;&quot;;IF([.$D10]=&quot;x&quot;;&quot;&quot;;INDEX([$input.F$5:$input.F$14];MATCH([.$A10];[$input.$O$5:$input.$O$14];0))))">
            <text:p/>
          </table:table-cell>
          <table:table-cell table:style-name="ce93" table:formula="of:==IF([$input.G$3]=&quot;x&quot;;&quot;&quot;;IF([.$D10]=&quot;x&quot;;&quot;&quot;;INDEX([$input.G$5:$input.G$14];MATCH([.$A10];[$input.$O$5:$input.$O$14];0))))">
            <text:p/>
          </table:table-cell>
          <table:table-cell table:style-name="ce103" table:formula="of:==IF([$input.H$3]=&quot;x&quot;;&quot;&quot;;IF([.$D10]=&quot;x&quot;;&quot;&quot;;INDEX([$input.H$5:$input.H$14];MATCH([.$A10];[$input.$O$5:$input.$O$14];0))))">
            <text:p/>
          </table:table-cell>
          <table:table-cell table:style-name="ce113" table:formula="of:==IF([$input.I$3]=&quot;x&quot;;&quot;&quot;;IF([.$D10]=&quot;x&quot;;&quot;&quot;;INDEX([$input.I$5:$input.I$14];MATCH([.$A10];[$input.$O$5:$input.$O$14];0))))">
            <text:p/>
          </table:table-cell>
          <table:table-cell table:style-name="ce123" table:formula="of:==IF([$input.J$3]=&quot;x&quot;;&quot;&quot;;IF([.$D10]=&quot;x&quot;;&quot;&quot;;INDEX([$input.J$5:$input.J$14];MATCH([.$A10];[$input.$O$5:$input.$O$14];0))))">
            <text:p/>
          </table:table-cell>
          <table:table-cell table:style-name="ce136" table:formula="of:==IF([$input.K$3]=&quot;x&quot;;&quot;&quot;;IF([.$D10]=&quot;x&quot;;&quot;&quot;;INDEX([$input.K$5:$input.K$14];MATCH([.$A10];[$input.$O$5:$input.$O$14];0))))">
            <text:p/>
          </table:table-cell>
          <table:table-cell table:style-name="ce142" table:formula="of:==IF([$input.L$3]=&quot;x&quot;;&quot;&quot;;IF([.$D10]=&quot;x&quot;;&quot;&quot;;INDEX([$input.L$5:$input.L$14];MATCH([.$A10];[$input.$O$5:$input.$O$14];0))))">
            <text:p/>
          </table:table-cell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19" table:formula="of:=IF(INDEX([$input.$A$5:$input.$A$14];MATCH([.$A11];[$input.$O$5:$input.$O$14];0))=&quot;x&quot;;&quot;&quot;;INDEX([$input.$M$5:$input.$M$14];MATCH([.$A11];[$input.$O$5:$input.$O$14];0)))">
            <text:p/>
          </table:table-cell>
          <table:table-cell table:style-name="ce24"/>
          <table:table-cell table:formula="of:=INDEX([$input.$A$5:$input.$A$14];MATCH([.$A11];[$input.$O$5:$input.$O$14];0))" office:value-type="string" office:string-value="x" calcext:value-type="string">
            <text:p>x</text:p>
          </table:table-cell>
          <table:table-cell table:style-name="ce29" table:formula="of:=IF([.$D11]=&quot;x&quot;;&quot;&quot;;[.$D11])">
            <text:p/>
          </table:table-cell>
          <table:table-cell table:style-name="ce41" table:formula="of:==IF([$input.B$3]=&quot;x&quot;;&quot;&quot;;IF([.$D11]=&quot;x&quot;;&quot;&quot;;INDEX([$input.B$5:$input.B$14];MATCH([.$A11];[$input.$O$5:$input.$O$14];0))))">
            <text:p/>
          </table:table-cell>
          <table:table-cell table:style-name="ce54" table:formula="of:==IF([$input.C$3]=&quot;x&quot;;&quot;&quot;;IF([.$D11]=&quot;x&quot;;&quot;&quot;;INDEX([$input.C$5:$input.C$14];MATCH([.$A11];[$input.$O$5:$input.$O$14];0))))">
            <text:p/>
          </table:table-cell>
          <table:table-cell table:style-name="ce64" table:formula="of:==IF([$input.D$3]=&quot;x&quot;;&quot;&quot;;IF([.$D11]=&quot;x&quot;;&quot;&quot;;INDEX([$input.D$5:$input.D$14];MATCH([.$A11];[$input.$O$5:$input.$O$14];0))))">
            <text:p/>
          </table:table-cell>
          <table:table-cell table:style-name="ce74" table:formula="of:==IF([$input.E$3]=&quot;x&quot;;&quot;&quot;;IF([.$D11]=&quot;x&quot;;&quot;&quot;;INDEX([$input.E$5:$input.E$14];MATCH([.$A11];[$input.$O$5:$input.$O$14];0))))">
            <text:p/>
          </table:table-cell>
          <table:table-cell table:style-name="ce84" table:formula="of:==IF([$input.F$3]=&quot;x&quot;;&quot;&quot;;IF([.$D11]=&quot;x&quot;;&quot;&quot;;INDEX([$input.F$5:$input.F$14];MATCH([.$A11];[$input.$O$5:$input.$O$14];0))))">
            <text:p/>
          </table:table-cell>
          <table:table-cell table:style-name="ce94" table:formula="of:==IF([$input.G$3]=&quot;x&quot;;&quot;&quot;;IF([.$D11]=&quot;x&quot;;&quot;&quot;;INDEX([$input.G$5:$input.G$14];MATCH([.$A11];[$input.$O$5:$input.$O$14];0))))">
            <text:p/>
          </table:table-cell>
          <table:table-cell table:style-name="ce104" table:formula="of:==IF([$input.H$3]=&quot;x&quot;;&quot;&quot;;IF([.$D11]=&quot;x&quot;;&quot;&quot;;INDEX([$input.H$5:$input.H$14];MATCH([.$A11];[$input.$O$5:$input.$O$14];0))))">
            <text:p/>
          </table:table-cell>
          <table:table-cell table:style-name="ce114" table:formula="of:==IF([$input.I$3]=&quot;x&quot;;&quot;&quot;;IF([.$D11]=&quot;x&quot;;&quot;&quot;;INDEX([$input.I$5:$input.I$14];MATCH([.$A11];[$input.$O$5:$input.$O$14];0))))">
            <text:p/>
          </table:table-cell>
          <table:table-cell table:style-name="ce124" table:formula="of:==IF([$input.J$3]=&quot;x&quot;;&quot;&quot;;IF([.$D11]=&quot;x&quot;;&quot;&quot;;INDEX([$input.J$5:$input.J$14];MATCH([.$A11];[$input.$O$5:$input.$O$14];0))))">
            <text:p/>
          </table:table-cell>
          <table:table-cell table:style-name="ce137" table:formula="of:==IF([$input.K$3]=&quot;x&quot;;&quot;&quot;;IF([.$D11]=&quot;x&quot;;&quot;&quot;;INDEX([$input.K$5:$input.K$14];MATCH([.$A11];[$input.$O$5:$input.$O$14];0))))">
            <text:p/>
          </table:table-cell>
          <table:table-cell table:style-name="ce142" table:formula="of:==IF([$input.L$3]=&quot;x&quot;;&quot;&quot;;IF([.$D11]=&quot;x&quot;;&quot;&quot;;INDEX([$input.L$5:$input.L$14];MATCH([.$A11];[$input.$O$5:$input.$O$14];0))))">
            <text:p/>
          </table:table-cell>
        </table:table-row>
        <table:table-row table:style-name="ro5">
          <table:table-cell table:style-name="ce15" office:value-type="float" office:value="9" calcext:value-type="float">
            <text:p>9</text:p>
          </table:table-cell>
          <table:table-cell table:style-name="ce19" table:formula="of:=IF(INDEX([$input.$A$5:$input.$A$14];MATCH([.$A12];[$input.$O$5:$input.$O$14];0))=&quot;x&quot;;&quot;&quot;;INDEX([$input.$M$5:$input.$M$14];MATCH([.$A12];[$input.$O$5:$input.$O$14];0)))">
            <text:p/>
          </table:table-cell>
          <table:table-cell table:style-name="ce24"/>
          <table:table-cell table:formula="of:=INDEX([$input.$A$5:$input.$A$14];MATCH([.$A12];[$input.$O$5:$input.$O$14];0))" office:value-type="string" office:string-value="x" calcext:value-type="string">
            <text:p>x</text:p>
          </table:table-cell>
          <table:table-cell table:style-name="ce29" table:formula="of:=IF([.$D12]=&quot;x&quot;;&quot;&quot;;[.$D12])">
            <text:p/>
          </table:table-cell>
          <table:table-cell table:style-name="ce42" table:formula="of:==IF([$input.B$3]=&quot;x&quot;;&quot;&quot;;IF([.$D12]=&quot;x&quot;;&quot;&quot;;INDEX([$input.B$5:$input.B$14];MATCH([.$A12];[$input.$O$5:$input.$O$14];0))))">
            <text:p/>
          </table:table-cell>
          <table:table-cell table:style-name="ce55" table:formula="of:==IF([$input.C$3]=&quot;x&quot;;&quot;&quot;;IF([.$D12]=&quot;x&quot;;&quot;&quot;;INDEX([$input.C$5:$input.C$14];MATCH([.$A12];[$input.$O$5:$input.$O$14];0))))">
            <text:p/>
          </table:table-cell>
          <table:table-cell table:style-name="ce65" table:formula="of:==IF([$input.D$3]=&quot;x&quot;;&quot;&quot;;IF([.$D12]=&quot;x&quot;;&quot;&quot;;INDEX([$input.D$5:$input.D$14];MATCH([.$A12];[$input.$O$5:$input.$O$14];0))))">
            <text:p/>
          </table:table-cell>
          <table:table-cell table:style-name="ce75" table:formula="of:==IF([$input.E$3]=&quot;x&quot;;&quot;&quot;;IF([.$D12]=&quot;x&quot;;&quot;&quot;;INDEX([$input.E$5:$input.E$14];MATCH([.$A12];[$input.$O$5:$input.$O$14];0))))">
            <text:p/>
          </table:table-cell>
          <table:table-cell table:style-name="ce85" table:formula="of:==IF([$input.F$3]=&quot;x&quot;;&quot;&quot;;IF([.$D12]=&quot;x&quot;;&quot;&quot;;INDEX([$input.F$5:$input.F$14];MATCH([.$A12];[$input.$O$5:$input.$O$14];0))))">
            <text:p/>
          </table:table-cell>
          <table:table-cell table:style-name="ce95" table:formula="of:==IF([$input.G$3]=&quot;x&quot;;&quot;&quot;;IF([.$D12]=&quot;x&quot;;&quot;&quot;;INDEX([$input.G$5:$input.G$14];MATCH([.$A12];[$input.$O$5:$input.$O$14];0))))">
            <text:p/>
          </table:table-cell>
          <table:table-cell table:style-name="ce105" table:formula="of:==IF([$input.H$3]=&quot;x&quot;;&quot;&quot;;IF([.$D12]=&quot;x&quot;;&quot;&quot;;INDEX([$input.H$5:$input.H$14];MATCH([.$A12];[$input.$O$5:$input.$O$14];0))))">
            <text:p/>
          </table:table-cell>
          <table:table-cell table:style-name="ce115" table:formula="of:==IF([$input.I$3]=&quot;x&quot;;&quot;&quot;;IF([.$D12]=&quot;x&quot;;&quot;&quot;;INDEX([$input.I$5:$input.I$14];MATCH([.$A12];[$input.$O$5:$input.$O$14];0))))">
            <text:p/>
          </table:table-cell>
          <table:table-cell table:style-name="ce125" table:formula="of:==IF([$input.J$3]=&quot;x&quot;;&quot;&quot;;IF([.$D12]=&quot;x&quot;;&quot;&quot;;INDEX([$input.J$5:$input.J$14];MATCH([.$A12];[$input.$O$5:$input.$O$14];0))))">
            <text:p/>
          </table:table-cell>
          <table:table-cell table:style-name="ce138" table:formula="of:==IF([$input.K$3]=&quot;x&quot;;&quot;&quot;;IF([.$D12]=&quot;x&quot;;&quot;&quot;;INDEX([$input.K$5:$input.K$14];MATCH([.$A12];[$input.$O$5:$input.$O$14];0))))">
            <text:p/>
          </table:table-cell>
          <table:table-cell table:style-name="ce142" table:formula="of:==IF([$input.L$3]=&quot;x&quot;;&quot;&quot;;IF([.$D12]=&quot;x&quot;;&quot;&quot;;INDEX([$input.L$5:$input.L$14];MATCH([.$A12];[$input.$O$5:$input.$O$14];0))))">
            <text:p/>
          </table:table-cell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0" table:formula="of:=IF(INDEX([$input.$A$5:$input.$A$14];MATCH([.$A13];[$input.$O$5:$input.$O$14];0))=&quot;x&quot;;&quot;&quot;;INDEX([$input.$M$5:$input.$M$14];MATCH([.$A13];[$input.$O$5:$input.$O$14];0)))">
            <text:p/>
          </table:table-cell>
          <table:table-cell table:style-name="ce25"/>
          <table:table-cell table:style-name="ce23" table:formula="of:=INDEX([$input.$A$5:$input.$A$14];MATCH([.$A13];[$input.$O$5:$input.$O$14];0))" office:value-type="string" office:string-value="x" calcext:value-type="string">
            <text:p>x</text:p>
          </table:table-cell>
          <table:table-cell table:style-name="ce30" table:formula="of:=IF([.$D13]=&quot;x&quot;;&quot;&quot;;[.$D13])">
            <text:p/>
          </table:table-cell>
          <table:table-cell table:style-name="ce43" table:formula="of:==IF([$input.B$3]=&quot;x&quot;;&quot;&quot;;IF([.$D13]=&quot;x&quot;;&quot;&quot;;INDEX([$input.B$5:$input.B$14];MATCH([.$A13];[$input.$O$5:$input.$O$14];0))))">
            <text:p/>
          </table:table-cell>
          <table:table-cell table:style-name="ce56" table:formula="of:==IF([$input.C$3]=&quot;x&quot;;&quot;&quot;;IF([.$D13]=&quot;x&quot;;&quot;&quot;;INDEX([$input.C$5:$input.C$14];MATCH([.$A13];[$input.$O$5:$input.$O$14];0))))">
            <text:p/>
          </table:table-cell>
          <table:table-cell table:style-name="ce66" table:formula="of:==IF([$input.D$3]=&quot;x&quot;;&quot;&quot;;IF([.$D13]=&quot;x&quot;;&quot;&quot;;INDEX([$input.D$5:$input.D$14];MATCH([.$A13];[$input.$O$5:$input.$O$14];0))))">
            <text:p/>
          </table:table-cell>
          <table:table-cell table:style-name="ce76" table:formula="of:==IF([$input.E$3]=&quot;x&quot;;&quot;&quot;;IF([.$D13]=&quot;x&quot;;&quot;&quot;;INDEX([$input.E$5:$input.E$14];MATCH([.$A13];[$input.$O$5:$input.$O$14];0))))">
            <text:p/>
          </table:table-cell>
          <table:table-cell table:style-name="ce86" table:formula="of:==IF([$input.F$3]=&quot;x&quot;;&quot;&quot;;IF([.$D13]=&quot;x&quot;;&quot;&quot;;INDEX([$input.F$5:$input.F$14];MATCH([.$A13];[$input.$O$5:$input.$O$14];0))))">
            <text:p/>
          </table:table-cell>
          <table:table-cell table:style-name="ce96" table:formula="of:==IF([$input.G$3]=&quot;x&quot;;&quot;&quot;;IF([.$D13]=&quot;x&quot;;&quot;&quot;;INDEX([$input.G$5:$input.G$14];MATCH([.$A13];[$input.$O$5:$input.$O$14];0))))">
            <text:p/>
          </table:table-cell>
          <table:table-cell table:style-name="ce106" table:formula="of:==IF([$input.H$3]=&quot;x&quot;;&quot;&quot;;IF([.$D13]=&quot;x&quot;;&quot;&quot;;INDEX([$input.H$5:$input.H$14];MATCH([.$A13];[$input.$O$5:$input.$O$14];0))))">
            <text:p/>
          </table:table-cell>
          <table:table-cell table:style-name="ce116" table:formula="of:==IF([$input.I$3]=&quot;x&quot;;&quot;&quot;;IF([.$D13]=&quot;x&quot;;&quot;&quot;;INDEX([$input.I$5:$input.I$14];MATCH([.$A13];[$input.$O$5:$input.$O$14];0))))">
            <text:p/>
          </table:table-cell>
          <table:table-cell table:style-name="ce126" table:formula="of:==IF([$input.J$3]=&quot;x&quot;;&quot;&quot;;IF([.$D13]=&quot;x&quot;;&quot;&quot;;INDEX([$input.J$5:$input.J$14];MATCH([.$A13];[$input.$O$5:$input.$O$14];0))))">
            <text:p/>
          </table:table-cell>
          <table:table-cell table:style-name="ce139" table:formula="of:==IF([$input.K$3]=&quot;x&quot;;&quot;&quot;;IF([.$D13]=&quot;x&quot;;&quot;&quot;;INDEX([$input.K$5:$input.K$14];MATCH([.$A13];[$input.$O$5:$input.$O$14];0))))">
            <text:p/>
          </table:table-cell>
          <table:table-cell table:style-name="ce143" table:formula="of:==IF([$input.L$3]=&quot;x&quot;;&quot;&quot;;IF([.$D13]=&quot;x&quot;;&quot;&quot;;INDEX([$input.L$5:$input.L$14];MATCH([.$A13];[$input.$O$5:$input.$O$14];0))))">
            <text:p/>
          </table:table-cell>
        </table:table-row>
        <table:table-row table:style-name="ro4" table:number-rows-repeated="1048562">
          <table:table-cell table:number-columns-repeated="16"/>
        </table:table-row>
        <table:table-row table:style-name="ro4">
          <table:table-cell table:number-columns-repeated="16"/>
        </table:table-row>
        <calcext:conditional-formats>
          <calcext:conditional-format calcext:target-range-address="print.F4:print.F4">
            <calcext:condition calcext:apply-style-name="ignored" calcext:value="formula-is(IF([.F4]=MAX([.$F4:.$M4]))*(COUNTIF([.$F4:.F4];MAX([.$F4:.$M4]))=1))" calcext:base-cell-address="print.F4"/>
          </calcext:conditional-format>
          <calcext:conditional-format calcext:target-range-address="print.F4:print.F4">
            <calcext:condition calcext:apply-style-name="ignored" calcext:value="formula-is(IF([.F4]=MIN([.$F4:.$M4]))*(COUNTIF([.$F4:.F4];MIN([.$F4:.$M4]))=1))" calcext:base-cell-address="print.F4"/>
          </calcext:conditional-format>
          <calcext:conditional-format calcext:target-range-address="print.G4:print.G4">
            <calcext:condition calcext:apply-style-name="ignored" calcext:value="formula-is(IF([.G4]=MIN([.$F4:.$M4]))*(COUNTIF([.$F4:.G4];MIN([.$F4:.$M4]))=1))" calcext:base-cell-address="print.G4"/>
          </calcext:conditional-format>
          <calcext:conditional-format calcext:target-range-address="print.G4:print.G4">
            <calcext:condition calcext:apply-style-name="ignored" calcext:value="formula-is(IF([.G4]=MAX([.$F4:.$M4]))*(COUNTIF([.$F4:.G4];MAX([.$F4:.$M4]))=1))" calcext:base-cell-address="print.G4"/>
          </calcext:conditional-format>
          <calcext:conditional-format calcext:target-range-address="print.H4:print.H4">
            <calcext:condition calcext:apply-style-name="ignored" calcext:value="formula-is(IF([.H4]=MIN([.$F4:.$M4]))*(COUNTIF([.$F4:.H4];MIN([.$F4:.$M4]))=1))" calcext:base-cell-address="print.H4"/>
          </calcext:conditional-format>
          <calcext:conditional-format calcext:target-range-address="print.H4:print.H4">
            <calcext:condition calcext:apply-style-name="ignored" calcext:value="formula-is(IF([.H4]=MAX([.$F4:.$M4]))*(COUNTIF([.$F4:.H4];MAX([.$F4:.$M4]))=1))" calcext:base-cell-address="print.H4"/>
          </calcext:conditional-format>
          <calcext:conditional-format calcext:target-range-address="print.I4:print.I4">
            <calcext:condition calcext:apply-style-name="ignored" calcext:value="formula-is(IF([.I4]=MIN([.$F4:.$M4]))*(COUNTIF([.$F4:.I4];MIN([.$F4:.$M4]))=1))" calcext:base-cell-address="print.I4"/>
          </calcext:conditional-format>
          <calcext:conditional-format calcext:target-range-address="print.I4:print.I4">
            <calcext:condition calcext:apply-style-name="ignored" calcext:value="formula-is(IF([.I4]=MAX([.$F4:.$M4]))*(COUNTIF([.$F4:.I4];MAX([.$F4:.$M4]))=1))" calcext:base-cell-address="print.I4"/>
          </calcext:conditional-format>
          <calcext:conditional-format calcext:target-range-address="print.J4:print.J4">
            <calcext:condition calcext:apply-style-name="ignored" calcext:value="formula-is(IF([.J4]=MIN([.$F4:.$M4]))*(COUNTIF([.$F4:.J4];MIN([.$F4:.$M4]))=1))" calcext:base-cell-address="print.J4"/>
          </calcext:conditional-format>
          <calcext:conditional-format calcext:target-range-address="print.J4:print.J4">
            <calcext:condition calcext:apply-style-name="ignored" calcext:value="formula-is(IF([.J4]=MAX([.$F4:.$M4]))*(COUNTIF([.$F4:.J4];MAX([.$F4:.$M4]))=1))" calcext:base-cell-address="print.J4"/>
          </calcext:conditional-format>
          <calcext:conditional-format calcext:target-range-address="print.K4:print.K4">
            <calcext:condition calcext:apply-style-name="ignored" calcext:value="formula-is(IF([.K4]=MIN([.$F4:.$M4]))*(COUNTIF([.$F4:.K4];MIN([.$F4:.$M4]))=1))" calcext:base-cell-address="print.K4"/>
          </calcext:conditional-format>
          <calcext:conditional-format calcext:target-range-address="print.K4:print.K4">
            <calcext:condition calcext:apply-style-name="ignored" calcext:value="formula-is(IF([.K4]=MAX([.$F4:.$M4]))*(COUNTIF([.$F4:.K4];MAX([.$F4:.$M4]))=1))" calcext:base-cell-address="print.K4"/>
          </calcext:conditional-format>
          <calcext:conditional-format calcext:target-range-address="print.L4:print.L4">
            <calcext:condition calcext:apply-style-name="ignored" calcext:value="formula-is(IF([.L4]=MIN([.$F4:.$M4]))*(COUNTIF([.$F4:.L4];MIN([.$F4:.$M4]))=1))" calcext:base-cell-address="print.L4"/>
          </calcext:conditional-format>
          <calcext:conditional-format calcext:target-range-address="print.L4:print.L4">
            <calcext:condition calcext:apply-style-name="ignored" calcext:value="formula-is(IF([.L4]=MAX([.$F4:.$M4]))*(COUNTIF([.$F4:.L4];MAX([.$F4:.$M4]))=1))" calcext:base-cell-address="print.L4"/>
          </calcext:conditional-format>
          <calcext:conditional-format calcext:target-range-address="print.M4:print.M4">
            <calcext:condition calcext:apply-style-name="ignored" calcext:value="formula-is(IF([.M4]=MIN([.$F4:.$M4]))*(COUNTIF([.$F4:.M4];MIN([.$F4:.$M4]))=1))" calcext:base-cell-address="print.M4"/>
          </calcext:conditional-format>
          <calcext:conditional-format calcext:target-range-address="print.M4:print.M4">
            <calcext:condition calcext:apply-style-name="ignored" calcext:value="formula-is(IF([.M4]=MAX([.$F4:.$M4]))*(COUNTIF([.$F4:.M4];MAX([.$F4:.$M4]))=1))" calcext:base-cell-address="print.M4"/>
          </calcext:conditional-format>
          <calcext:conditional-format calcext:target-range-address="print.N4:print.N4">
            <calcext:condition calcext:apply-style-name="ignored" calcext:value="formula-is(IF([.N4]=MIN([.$F4:.$M4]))*(COUNTIF([.$F4:.N4];MIN([.$F4:.$M4]))=1))" calcext:base-cell-address="print.N4"/>
          </calcext:conditional-format>
          <calcext:conditional-format calcext:target-range-address="print.N4:print.N4">
            <calcext:condition calcext:apply-style-name="ignored" calcext:value="formula-is(IF([.N4]=MAX([.$F4:.$M4]))*(COUNTIF([.$F4:.N4];MAX([.$F4:.$M4]))=1))" calcext:base-cell-address="print.N4"/>
          </calcext:conditional-format>
          <calcext:conditional-format calcext:target-range-address="print.O4:print.O4">
            <calcext:condition calcext:apply-style-name="ignored" calcext:value="formula-is(IF([.O4]=MIN([.$F4:.$M4]))*(COUNTIF([.$F4:.O4];MIN([.$F4:.$M4]))=1))" calcext:base-cell-address="print.O4"/>
          </calcext:conditional-format>
          <calcext:conditional-format calcext:target-range-address="print.O4:print.O4">
            <calcext:condition calcext:apply-style-name="ignored" calcext:value="formula-is(IF([.O4]=MAX([.$F4:.$M4]))*(COUNTIF([.$F4:.O4];MAX([.$F4:.$M4]))=1))" calcext:base-cell-address="print.O4"/>
          </calcext:conditional-format>
          <calcext:conditional-format calcext:target-range-address="print.F5:print.F5">
            <calcext:condition calcext:apply-style-name="ignored" calcext:value="formula-is(IF([.F5]=MIN([.$F5:.$M5]))*(COUNTIF([.$F5:.F5];MIN([.$F5:.$M5]))=1))" calcext:base-cell-address="print.F5"/>
          </calcext:conditional-format>
          <calcext:conditional-format calcext:target-range-address="print.F5:print.F5">
            <calcext:condition calcext:apply-style-name="ignored" calcext:value="formula-is(IF([.F5]=MAX([.$F5:.$M5]))*(COUNTIF([.$F5:.F5];MAX([.$F5:.$M5]))=1))" calcext:base-cell-address="print.F5"/>
          </calcext:conditional-format>
          <calcext:conditional-format calcext:target-range-address="print.G5:print.G5">
            <calcext:condition calcext:apply-style-name="ignored" calcext:value="formula-is(IF([.G5]=MIN([.$F5:.$M5]))*(COUNTIF([.$F5:.G5];MIN([.$F5:.$M5]))=1))" calcext:base-cell-address="print.G5"/>
          </calcext:conditional-format>
          <calcext:conditional-format calcext:target-range-address="print.G5:print.G5">
            <calcext:condition calcext:apply-style-name="ignored" calcext:value="formula-is(IF([.G5]=MAX([.$F5:.$M5]))*(COUNTIF([.$F5:.G5];MAX([.$F5:.$M5]))=1))" calcext:base-cell-address="print.G5"/>
          </calcext:conditional-format>
          <calcext:conditional-format calcext:target-range-address="print.H5:print.H5">
            <calcext:condition calcext:apply-style-name="ignored" calcext:value="formula-is(IF([.H5]=MIN([.$F5:.$M5]))*(COUNTIF([.$F5:.H5];MIN([.$F5:.$M5]))=1))" calcext:base-cell-address="print.H5"/>
          </calcext:conditional-format>
          <calcext:conditional-format calcext:target-range-address="print.H5:print.H5">
            <calcext:condition calcext:apply-style-name="ignored" calcext:value="formula-is(IF([.H5]=MAX([.$F5:.$M5]))*(COUNTIF([.$F5:.H5];MAX([.$F5:.$M5]))=1))" calcext:base-cell-address="print.H5"/>
          </calcext:conditional-format>
          <calcext:conditional-format calcext:target-range-address="print.I5:print.I5">
            <calcext:condition calcext:apply-style-name="ignored" calcext:value="formula-is(IF([.I5]=MIN([.$F5:.$M5]))*(COUNTIF([.$F5:.I5];MIN([.$F5:.$M5]))=1))" calcext:base-cell-address="print.I5"/>
          </calcext:conditional-format>
          <calcext:conditional-format calcext:target-range-address="print.I5:print.I5">
            <calcext:condition calcext:apply-style-name="ignored" calcext:value="formula-is(IF([.I5]=MAX([.$F5:.$M5]))*(COUNTIF([.$F5:.I5];MAX([.$F5:.$M5]))=1))" calcext:base-cell-address="print.I5"/>
          </calcext:conditional-format>
          <calcext:conditional-format calcext:target-range-address="print.J5:print.J5">
            <calcext:condition calcext:apply-style-name="ignored" calcext:value="formula-is(IF([.J5]=MIN([.$F5:.$M5]))*(COUNTIF([.$F5:.J5];MIN([.$F5:.$M5]))=1))" calcext:base-cell-address="print.J5"/>
          </calcext:conditional-format>
          <calcext:conditional-format calcext:target-range-address="print.J5:print.J5">
            <calcext:condition calcext:apply-style-name="ignored" calcext:value="formula-is(IF([.J5]=MAX([.$F5:.$M5]))*(COUNTIF([.$F5:.J5];MAX([.$F5:.$M5]))=1))" calcext:base-cell-address="print.J5"/>
          </calcext:conditional-format>
          <calcext:conditional-format calcext:target-range-address="print.K5:print.K5">
            <calcext:condition calcext:apply-style-name="ignored" calcext:value="formula-is(IF([.K5]=MIN([.$F5:.$M5]))*(COUNTIF([.$F5:.K5];MIN([.$F5:.$M5]))=1))" calcext:base-cell-address="print.K5"/>
          </calcext:conditional-format>
          <calcext:conditional-format calcext:target-range-address="print.K5:print.K5">
            <calcext:condition calcext:apply-style-name="ignored" calcext:value="formula-is(IF([.K5]=MAX([.$F5:.$M5]))*(COUNTIF([.$F5:.K5];MAX([.$F5:.$M5]))=1))" calcext:base-cell-address="print.K5"/>
          </calcext:conditional-format>
          <calcext:conditional-format calcext:target-range-address="print.L5:print.L5">
            <calcext:condition calcext:apply-style-name="ignored" calcext:value="formula-is(IF([.L5]=MIN([.$F5:.$M5]))*(COUNTIF([.$F5:.L5];MIN([.$F5:.$M5]))=1))" calcext:base-cell-address="print.L5"/>
          </calcext:conditional-format>
          <calcext:conditional-format calcext:target-range-address="print.L5:print.L5">
            <calcext:condition calcext:apply-style-name="ignored" calcext:value="formula-is(IF([.L5]=MAX([.$F5:.$M5]))*(COUNTIF([.$F5:.L5];MAX([.$F5:.$M5]))=1))" calcext:base-cell-address="print.L5"/>
          </calcext:conditional-format>
          <calcext:conditional-format calcext:target-range-address="print.M5:print.M5">
            <calcext:condition calcext:apply-style-name="ignored" calcext:value="formula-is(IF([.M5]=MIN([.$F5:.$M5]))*(COUNTIF([.$F5:.M5];MIN([.$F5:.$M5]))=1))" calcext:base-cell-address="print.M5"/>
          </calcext:conditional-format>
          <calcext:conditional-format calcext:target-range-address="print.M5:print.M5">
            <calcext:condition calcext:apply-style-name="ignored" calcext:value="formula-is(IF([.M5]=MAX([.$F5:.$M5]))*(COUNTIF([.$F5:.M5];MAX([.$F5:.$M5]))=1))" calcext:base-cell-address="print.M5"/>
          </calcext:conditional-format>
          <calcext:conditional-format calcext:target-range-address="print.N5:print.N5">
            <calcext:condition calcext:apply-style-name="ignored" calcext:value="formula-is(IF([.N5]=MIN([.$F5:.$M5]))*(COUNTIF([.$F5:.N5];MIN([.$F5:.$M5]))=1))" calcext:base-cell-address="print.N5"/>
          </calcext:conditional-format>
          <calcext:conditional-format calcext:target-range-address="print.N5:print.N5">
            <calcext:condition calcext:apply-style-name="ignored" calcext:value="formula-is(IF([.N5]=MAX([.$F5:.$M5]))*(COUNTIF([.$F5:.N5];MAX([.$F5:.$M5]))=1))" calcext:base-cell-address="print.N5"/>
          </calcext:conditional-format>
          <calcext:conditional-format calcext:target-range-address="print.O5:print.O5">
            <calcext:condition calcext:apply-style-name="ignored" calcext:value="formula-is(IF([.O5]=MIN([.$F5:.$M5]))*(COUNTIF([.$F5:.O5];MIN([.$F5:.$M5]))=1))" calcext:base-cell-address="print.O5"/>
          </calcext:conditional-format>
          <calcext:conditional-format calcext:target-range-address="print.O5:print.O5">
            <calcext:condition calcext:apply-style-name="ignored" calcext:value="formula-is(IF([.O5]=MAX([.$F5:.$M5]))*(COUNTIF([.$F5:.O5];MAX([.$F5:.$M5]))=1))" calcext:base-cell-address="print.O5"/>
          </calcext:conditional-format>
          <calcext:conditional-format calcext:target-range-address="print.F6:print.F6">
            <calcext:condition calcext:apply-style-name="ignored" calcext:value="formula-is(IF([.F6]=MIN([.$F6:.$M6]))*(COUNTIF([.$F6:.F6];MIN([.$F6:.$M6]))=1))" calcext:base-cell-address="print.F6"/>
          </calcext:conditional-format>
          <calcext:conditional-format calcext:target-range-address="print.F6:print.F6">
            <calcext:condition calcext:apply-style-name="ignored" calcext:value="formula-is(IF([.F6]=MAX([.$F6:.$M6]))*(COUNTIF([.$F6:.F6];MAX([.$F6:.$M6]))=1))" calcext:base-cell-address="print.F6"/>
          </calcext:conditional-format>
          <calcext:conditional-format calcext:target-range-address="print.G6:print.G6">
            <calcext:condition calcext:apply-style-name="ignored" calcext:value="formula-is(IF([.G6]=MIN([.$F6:.$M6]))*(COUNTIF([.$F6:.G6];MIN([.$F6:.$M6]))=1))" calcext:base-cell-address="print.G6"/>
          </calcext:conditional-format>
          <calcext:conditional-format calcext:target-range-address="print.G6:print.G6">
            <calcext:condition calcext:apply-style-name="ignored" calcext:value="formula-is(IF([.G6]=MAX([.$F6:.$M6]))*(COUNTIF([.$F6:.G6];MAX([.$F6:.$M6]))=1))" calcext:base-cell-address="print.G6"/>
          </calcext:conditional-format>
          <calcext:conditional-format calcext:target-range-address="print.H6:print.H6">
            <calcext:condition calcext:apply-style-name="ignored" calcext:value="formula-is(IF([.H6]=MIN([.$F6:.$M6]))*(COUNTIF([.$F6:.H6];MIN([.$F6:.$M6]))=1))" calcext:base-cell-address="print.H6"/>
          </calcext:conditional-format>
          <calcext:conditional-format calcext:target-range-address="print.H6:print.H6">
            <calcext:condition calcext:apply-style-name="ignored" calcext:value="formula-is(IF([.H6]=MAX([.$F6:.$M6]))*(COUNTIF([.$F6:.H6];MAX([.$F6:.$M6]))=1))" calcext:base-cell-address="print.H6"/>
          </calcext:conditional-format>
          <calcext:conditional-format calcext:target-range-address="print.I6:print.I6">
            <calcext:condition calcext:apply-style-name="ignored" calcext:value="formula-is(IF([.I6]=MIN([.$F6:.$M6]))*(COUNTIF([.$F6:.I6];MIN([.$F6:.$M6]))=1))" calcext:base-cell-address="print.I6"/>
          </calcext:conditional-format>
          <calcext:conditional-format calcext:target-range-address="print.I6:print.I6">
            <calcext:condition calcext:apply-style-name="ignored" calcext:value="formula-is(IF([.I6]=MAX([.$F6:.$M6]))*(COUNTIF([.$F6:.I6];MAX([.$F6:.$M6]))=1))" calcext:base-cell-address="print.I6"/>
          </calcext:conditional-format>
          <calcext:conditional-format calcext:target-range-address="print.J6:print.J6">
            <calcext:condition calcext:apply-style-name="ignored" calcext:value="formula-is(IF([.J6]=MIN([.$F6:.$M6]))*(COUNTIF([.$F6:.J6];MIN([.$F6:.$M6]))=1))" calcext:base-cell-address="print.J6"/>
          </calcext:conditional-format>
          <calcext:conditional-format calcext:target-range-address="print.J6:print.J6">
            <calcext:condition calcext:apply-style-name="ignored" calcext:value="formula-is(IF([.J6]=MAX([.$F6:.$M6]))*(COUNTIF([.$F6:.J6];MAX([.$F6:.$M6]))=1))" calcext:base-cell-address="print.J6"/>
          </calcext:conditional-format>
          <calcext:conditional-format calcext:target-range-address="print.K6:print.K6">
            <calcext:condition calcext:apply-style-name="ignored" calcext:value="formula-is(IF([.K6]=MIN([.$F6:.$M6]))*(COUNTIF([.$F6:.K6];MIN([.$F6:.$M6]))=1))" calcext:base-cell-address="print.K6"/>
          </calcext:conditional-format>
          <calcext:conditional-format calcext:target-range-address="print.K6:print.K6">
            <calcext:condition calcext:apply-style-name="ignored" calcext:value="formula-is(IF([.K6]=MAX([.$F6:.$M6]))*(COUNTIF([.$F6:.K6];MAX([.$F6:.$M6]))=1))" calcext:base-cell-address="print.K6"/>
          </calcext:conditional-format>
          <calcext:conditional-format calcext:target-range-address="print.L6:print.L6">
            <calcext:condition calcext:apply-style-name="ignored" calcext:value="formula-is(IF([.L6]=MIN([.$F6:.$M6]))*(COUNTIF([.$F6:.L6];MIN([.$F6:.$M6]))=1))" calcext:base-cell-address="print.L6"/>
          </calcext:conditional-format>
          <calcext:conditional-format calcext:target-range-address="print.L6:print.L6">
            <calcext:condition calcext:apply-style-name="ignored" calcext:value="formula-is(IF([.L6]=MAX([.$F6:.$M6]))*(COUNTIF([.$F6:.L6];MAX([.$F6:.$M6]))=1))" calcext:base-cell-address="print.L6"/>
          </calcext:conditional-format>
          <calcext:conditional-format calcext:target-range-address="print.M6:print.M6">
            <calcext:condition calcext:apply-style-name="ignored" calcext:value="formula-is(IF([.M6]=MIN([.$F6:.$M6]))*(COUNTIF([.$F6:.M6];MIN([.$F6:.$M6]))=1))" calcext:base-cell-address="print.M6"/>
          </calcext:conditional-format>
          <calcext:conditional-format calcext:target-range-address="print.M6:print.M6">
            <calcext:condition calcext:apply-style-name="ignored" calcext:value="formula-is(IF([.M6]=MAX([.$F6:.$M6]))*(COUNTIF([.$F6:.M6];MAX([.$F6:.$M6]))=1))" calcext:base-cell-address="print.M6"/>
          </calcext:conditional-format>
          <calcext:conditional-format calcext:target-range-address="print.N6:print.N6">
            <calcext:condition calcext:apply-style-name="ignored" calcext:value="formula-is(IF([.N6]=MIN([.$F6:.$M6]))*(COUNTIF([.$F6:.N6];MIN([.$F6:.$M6]))=1))" calcext:base-cell-address="print.N6"/>
          </calcext:conditional-format>
          <calcext:conditional-format calcext:target-range-address="print.N6:print.N6">
            <calcext:condition calcext:apply-style-name="ignored" calcext:value="formula-is(IF([.N6]=MAX([.$F6:.$M6]))*(COUNTIF([.$F6:.N6];MAX([.$F6:.$M6]))=1))" calcext:base-cell-address="print.N6"/>
          </calcext:conditional-format>
          <calcext:conditional-format calcext:target-range-address="print.O6:print.O6">
            <calcext:condition calcext:apply-style-name="ignored" calcext:value="formula-is(IF([.O6]=MIN([.$F6:.$M6]))*(COUNTIF([.$F6:.O6];MIN([.$F6:.$M6]))=1))" calcext:base-cell-address="print.O6"/>
          </calcext:conditional-format>
          <calcext:conditional-format calcext:target-range-address="print.O6:print.O6">
            <calcext:condition calcext:apply-style-name="ignored" calcext:value="formula-is(IF([.O6]=MAX([.$F6:.$M6]))*(COUNTIF([.$F6:.O6];MAX([.$F6:.$M6]))=1))" calcext:base-cell-address="print.O6"/>
          </calcext:conditional-format>
          <calcext:conditional-format calcext:target-range-address="print.F7:print.F7">
            <calcext:condition calcext:apply-style-name="ignored" calcext:value="formula-is(IF([.F7]=MIN([.$F7:.$M7]))*(COUNTIF([.$F7:.F7];MIN([.$F7:.$M7]))=1))" calcext:base-cell-address="print.F7"/>
          </calcext:conditional-format>
          <calcext:conditional-format calcext:target-range-address="print.F7:print.F7">
            <calcext:condition calcext:apply-style-name="ignored" calcext:value="formula-is(IF([.F7]=MAX([.$F7:.$M7]))*(COUNTIF([.$F7:.F7];MAX([.$F7:.$M7]))=1))" calcext:base-cell-address="print.F7"/>
          </calcext:conditional-format>
          <calcext:conditional-format calcext:target-range-address="print.G7:print.G7">
            <calcext:condition calcext:apply-style-name="ignored" calcext:value="formula-is(IF([.G7]=MIN([.$F7:.$M7]))*(COUNTIF([.$F7:.G7];MIN([.$F7:.$M7]))=1))" calcext:base-cell-address="print.G7"/>
          </calcext:conditional-format>
          <calcext:conditional-format calcext:target-range-address="print.G7:print.G7">
            <calcext:condition calcext:apply-style-name="ignored" calcext:value="formula-is(IF([.G7]=MAX([.$F7:.$M7]))*(COUNTIF([.$F7:.G7];MAX([.$F7:.$M7]))=1))" calcext:base-cell-address="print.G7"/>
          </calcext:conditional-format>
          <calcext:conditional-format calcext:target-range-address="print.H7:print.H7">
            <calcext:condition calcext:apply-style-name="ignored" calcext:value="formula-is(IF([.H7]=MIN([.$F7:.$M7]))*(COUNTIF([.$F7:.H7];MIN([.$F7:.$M7]))=1))" calcext:base-cell-address="print.H7"/>
          </calcext:conditional-format>
          <calcext:conditional-format calcext:target-range-address="print.H7:print.H7">
            <calcext:condition calcext:apply-style-name="ignored" calcext:value="formula-is(IF([.H7]=MAX([.$F7:.$M7]))*(COUNTIF([.$F7:.H7];MAX([.$F7:.$M7]))=1))" calcext:base-cell-address="print.H7"/>
          </calcext:conditional-format>
          <calcext:conditional-format calcext:target-range-address="print.I7:print.I7">
            <calcext:condition calcext:apply-style-name="ignored" calcext:value="formula-is(IF([.I7]=MIN([.$F7:.$M7]))*(COUNTIF([.$F7:.I7];MIN([.$F7:.$M7]))=1))" calcext:base-cell-address="print.I7"/>
          </calcext:conditional-format>
          <calcext:conditional-format calcext:target-range-address="print.I7:print.I7">
            <calcext:condition calcext:apply-style-name="ignored" calcext:value="formula-is(IF([.I7]=MAX([.$F7:.$M7]))*(COUNTIF([.$F7:.I7];MAX([.$F7:.$M7]))=1))" calcext:base-cell-address="print.I7"/>
          </calcext:conditional-format>
          <calcext:conditional-format calcext:target-range-address="print.J7:print.J7">
            <calcext:condition calcext:apply-style-name="ignored" calcext:value="formula-is(IF([.J7]=MIN([.$F7:.$M7]))*(COUNTIF([.$F7:.J7];MIN([.$F7:.$M7]))=1))" calcext:base-cell-address="print.J7"/>
          </calcext:conditional-format>
          <calcext:conditional-format calcext:target-range-address="print.J7:print.J7">
            <calcext:condition calcext:apply-style-name="ignored" calcext:value="formula-is(IF([.J7]=MAX([.$F7:.$M7]))*(COUNTIF([.$F7:.J7];MAX([.$F7:.$M7]))=1))" calcext:base-cell-address="print.J7"/>
          </calcext:conditional-format>
          <calcext:conditional-format calcext:target-range-address="print.K7:print.K7">
            <calcext:condition calcext:apply-style-name="ignored" calcext:value="formula-is(IF([.K7]=MIN([.$F7:.$M7]))*(COUNTIF([.$F7:.K7];MIN([.$F7:.$M7]))=1))" calcext:base-cell-address="print.K7"/>
          </calcext:conditional-format>
          <calcext:conditional-format calcext:target-range-address="print.K7:print.K7">
            <calcext:condition calcext:apply-style-name="ignored" calcext:value="formula-is(IF([.K7]=MAX([.$F7:.$M7]))*(COUNTIF([.$F7:.K7];MAX([.$F7:.$M7]))=1))" calcext:base-cell-address="print.K7"/>
          </calcext:conditional-format>
          <calcext:conditional-format calcext:target-range-address="print.L7:print.L7">
            <calcext:condition calcext:apply-style-name="ignored" calcext:value="formula-is(IF([.L7]=MIN([.$F7:.$M7]))*(COUNTIF([.$F7:.L7];MIN([.$F7:.$M7]))=1))" calcext:base-cell-address="print.L7"/>
          </calcext:conditional-format>
          <calcext:conditional-format calcext:target-range-address="print.L7:print.L7">
            <calcext:condition calcext:apply-style-name="ignored" calcext:value="formula-is(IF([.L7]=MAX([.$F7:.$M7]))*(COUNTIF([.$F7:.L7];MAX([.$F7:.$M7]))=1))" calcext:base-cell-address="print.L7"/>
          </calcext:conditional-format>
          <calcext:conditional-format calcext:target-range-address="print.M7:print.M7">
            <calcext:condition calcext:apply-style-name="ignored" calcext:value="formula-is(IF([.M7]=MIN([.$F7:.$M7]))*(COUNTIF([.$F7:.M7];MIN([.$F7:.$M7]))=1))" calcext:base-cell-address="print.M7"/>
          </calcext:conditional-format>
          <calcext:conditional-format calcext:target-range-address="print.M7:print.M7">
            <calcext:condition calcext:apply-style-name="ignored" calcext:value="formula-is(IF([.M7]=MAX([.$F7:.$M7]))*(COUNTIF([.$F7:.M7];MAX([.$F7:.$M7]))=1))" calcext:base-cell-address="print.M7"/>
          </calcext:conditional-format>
          <calcext:conditional-format calcext:target-range-address="print.N7:print.N7">
            <calcext:condition calcext:apply-style-name="ignored" calcext:value="formula-is(IF([.N7]=MIN([.$F7:.$M7]))*(COUNTIF([.$F7:.N7];MIN([.$F7:.$M7]))=1))" calcext:base-cell-address="print.N7"/>
          </calcext:conditional-format>
          <calcext:conditional-format calcext:target-range-address="print.N7:print.N7">
            <calcext:condition calcext:apply-style-name="ignored" calcext:value="formula-is(IF([.N7]=MAX([.$F7:.$M7]))*(COUNTIF([.$F7:.N7];MAX([.$F7:.$M7]))=1))" calcext:base-cell-address="print.N7"/>
          </calcext:conditional-format>
          <calcext:conditional-format calcext:target-range-address="print.O7:print.O7">
            <calcext:condition calcext:apply-style-name="ignored" calcext:value="formula-is(IF([.O7]=MIN([.$F7:.$M7]))*(COUNTIF([.$F7:.O7];MIN([.$F7:.$M7]))=1))" calcext:base-cell-address="print.O7"/>
          </calcext:conditional-format>
          <calcext:conditional-format calcext:target-range-address="print.O7:print.O7">
            <calcext:condition calcext:apply-style-name="ignored" calcext:value="formula-is(IF([.O7]=MAX([.$F7:.$M7]))*(COUNTIF([.$F7:.O7];MAX([.$F7:.$M7]))=1))" calcext:base-cell-address="print.O7"/>
          </calcext:conditional-format>
          <calcext:conditional-format calcext:target-range-address="print.F8:print.F8">
            <calcext:condition calcext:apply-style-name="ignored" calcext:value="formula-is(IF([.F8]=MIN([.$F8:.$M8]))*(COUNTIF([.$F8:.F8];MIN([.$F8:.$M8]))=1))" calcext:base-cell-address="print.F8"/>
          </calcext:conditional-format>
          <calcext:conditional-format calcext:target-range-address="print.F8:print.F8">
            <calcext:condition calcext:apply-style-name="ignored" calcext:value="formula-is(IF([.F8]=MAX([.$F8:.$M8]))*(COUNTIF([.$F8:.F8];MAX([.$F8:.$M8]))=1))" calcext:base-cell-address="print.F8"/>
          </calcext:conditional-format>
          <calcext:conditional-format calcext:target-range-address="print.G8:print.G8">
            <calcext:condition calcext:apply-style-name="ignored" calcext:value="formula-is(IF([.G8]=MIN([.$F8:.$M8]))*(COUNTIF([.$F8:.G8];MIN([.$F8:.$M8]))=1))" calcext:base-cell-address="print.G8"/>
          </calcext:conditional-format>
          <calcext:conditional-format calcext:target-range-address="print.G8:print.G8">
            <calcext:condition calcext:apply-style-name="ignored" calcext:value="formula-is(IF([.G8]=MAX([.$F8:.$M8]))*(COUNTIF([.$F8:.G8];MAX([.$F8:.$M8]))=1))" calcext:base-cell-address="print.G8"/>
          </calcext:conditional-format>
          <calcext:conditional-format calcext:target-range-address="print.H8:print.H8">
            <calcext:condition calcext:apply-style-name="ignored" calcext:value="formula-is(IF([.H8]=MIN([.$F8:.$M8]))*(COUNTIF([.$F8:.H8];MIN([.$F8:.$M8]))=1))" calcext:base-cell-address="print.H8"/>
          </calcext:conditional-format>
          <calcext:conditional-format calcext:target-range-address="print.H8:print.H8">
            <calcext:condition calcext:apply-style-name="ignored" calcext:value="formula-is(IF([.H8]=MAX([.$F8:.$M8]))*(COUNTIF([.$F8:.H8];MAX([.$F8:.$M8]))=1))" calcext:base-cell-address="print.H8"/>
          </calcext:conditional-format>
          <calcext:conditional-format calcext:target-range-address="print.I8:print.I8">
            <calcext:condition calcext:apply-style-name="ignored" calcext:value="formula-is(IF([.I8]=MIN([.$F8:.$M8]))*(COUNTIF([.$F8:.I8];MIN([.$F8:.$M8]))=1))" calcext:base-cell-address="print.I8"/>
          </calcext:conditional-format>
          <calcext:conditional-format calcext:target-range-address="print.I8:print.I8">
            <calcext:condition calcext:apply-style-name="ignored" calcext:value="formula-is(IF([.I8]=MAX([.$F8:.$M8]))*(COUNTIF([.$F8:.I8];MAX([.$F8:.$M8]))=1))" calcext:base-cell-address="print.I8"/>
          </calcext:conditional-format>
          <calcext:conditional-format calcext:target-range-address="print.J8:print.J8">
            <calcext:condition calcext:apply-style-name="ignored" calcext:value="formula-is(IF([.J8]=MIN([.$F8:.$M8]))*(COUNTIF([.$F8:.J8];MIN([.$F8:.$M8]))=1))" calcext:base-cell-address="print.J8"/>
          </calcext:conditional-format>
          <calcext:conditional-format calcext:target-range-address="print.J8:print.J8">
            <calcext:condition calcext:apply-style-name="ignored" calcext:value="formula-is(IF([.J8]=MAX([.$F8:.$M8]))*(COUNTIF([.$F8:.J8];MAX([.$F8:.$M8]))=1))" calcext:base-cell-address="print.J8"/>
          </calcext:conditional-format>
          <calcext:conditional-format calcext:target-range-address="print.K8:print.K8">
            <calcext:condition calcext:apply-style-name="ignored" calcext:value="formula-is(IF([.K8]=MIN([.$F8:.$M8]))*(COUNTIF([.$F8:.K8];MIN([.$F8:.$M8]))=1))" calcext:base-cell-address="print.K8"/>
          </calcext:conditional-format>
          <calcext:conditional-format calcext:target-range-address="print.K8:print.K8">
            <calcext:condition calcext:apply-style-name="ignored" calcext:value="formula-is(IF([.K8]=MAX([.$F8:.$M8]))*(COUNTIF([.$F8:.K8];MAX([.$F8:.$M8]))=1))" calcext:base-cell-address="print.K8"/>
          </calcext:conditional-format>
          <calcext:conditional-format calcext:target-range-address="print.L8:print.L8">
            <calcext:condition calcext:apply-style-name="ignored" calcext:value="formula-is(IF([.L8]=MIN([.$F8:.$M8]))*(COUNTIF([.$F8:.L8];MIN([.$F8:.$M8]))=1))" calcext:base-cell-address="print.L8"/>
          </calcext:conditional-format>
          <calcext:conditional-format calcext:target-range-address="print.L8:print.L8">
            <calcext:condition calcext:apply-style-name="ignored" calcext:value="formula-is(IF([.L8]=MAX([.$F8:.$M8]))*(COUNTIF([.$F8:.L8];MAX([.$F8:.$M8]))=1))" calcext:base-cell-address="print.L8"/>
          </calcext:conditional-format>
          <calcext:conditional-format calcext:target-range-address="print.M8:print.M8">
            <calcext:condition calcext:apply-style-name="ignored" calcext:value="formula-is(IF([.M8]=MIN([.$F8:.$M8]))*(COUNTIF([.$F8:.M8];MIN([.$F8:.$M8]))=1))" calcext:base-cell-address="print.M8"/>
          </calcext:conditional-format>
          <calcext:conditional-format calcext:target-range-address="print.M8:print.M8">
            <calcext:condition calcext:apply-style-name="ignored" calcext:value="formula-is(IF([.M8]=MAX([.$F8:.$M8]))*(COUNTIF([.$F8:.M8];MAX([.$F8:.$M8]))=1))" calcext:base-cell-address="print.M8"/>
          </calcext:conditional-format>
          <calcext:conditional-format calcext:target-range-address="print.N8:print.N8">
            <calcext:condition calcext:apply-style-name="ignored" calcext:value="formula-is(IF([.N8]=MIN([.$F8:.$M8]))*(COUNTIF([.$F8:.N8];MIN([.$F8:.$M8]))=1))" calcext:base-cell-address="print.N8"/>
          </calcext:conditional-format>
          <calcext:conditional-format calcext:target-range-address="print.N8:print.N8">
            <calcext:condition calcext:apply-style-name="ignored" calcext:value="formula-is(IF([.N8]=MAX([.$F8:.$M8]))*(COUNTIF([.$F8:.N8];MAX([.$F8:.$M8]))=1))" calcext:base-cell-address="print.N8"/>
          </calcext:conditional-format>
          <calcext:conditional-format calcext:target-range-address="print.O8:print.O8">
            <calcext:condition calcext:apply-style-name="ignored" calcext:value="formula-is(IF([.O8]=MIN([.$F8:.$M8]))*(COUNTIF([.$F8:.O8];MIN([.$F8:.$M8]))=1))" calcext:base-cell-address="print.O8"/>
          </calcext:conditional-format>
          <calcext:conditional-format calcext:target-range-address="print.O8:print.O8">
            <calcext:condition calcext:apply-style-name="ignored" calcext:value="formula-is(IF([.O8]=MAX([.$F8:.$M8]))*(COUNTIF([.$F8:.O8];MAX([.$F8:.$M8]))=1))" calcext:base-cell-address="print.O8"/>
          </calcext:conditional-format>
          <calcext:conditional-format calcext:target-range-address="print.F9:print.F9">
            <calcext:condition calcext:apply-style-name="ignored" calcext:value="formula-is(IF([.F9]=MIN([.$F9:.$M9]))*(COUNTIF([.$F9:.F9];MIN([.$F9:.$M9]))=1))" calcext:base-cell-address="print.F9"/>
          </calcext:conditional-format>
          <calcext:conditional-format calcext:target-range-address="print.F9:print.F9">
            <calcext:condition calcext:apply-style-name="ignored" calcext:value="formula-is(IF([.F9]=MAX([.$F9:.$M9]))*(COUNTIF([.$F9:.F9];MAX([.$F9:.$M9]))=1))" calcext:base-cell-address="print.F9"/>
          </calcext:conditional-format>
          <calcext:conditional-format calcext:target-range-address="print.G9:print.G9">
            <calcext:condition calcext:apply-style-name="ignored" calcext:value="formula-is(IF([.G9]=MIN([.$F9:.$M9]))*(COUNTIF([.$F9:.G9];MIN([.$F9:.$M9]))=1))" calcext:base-cell-address="print.G9"/>
          </calcext:conditional-format>
          <calcext:conditional-format calcext:target-range-address="print.G9:print.G9">
            <calcext:condition calcext:apply-style-name="ignored" calcext:value="formula-is(IF([.G9]=MAX([.$F9:.$M9]))*(COUNTIF([.$F9:.G9];MAX([.$F9:.$M9]))=1))" calcext:base-cell-address="print.G9"/>
          </calcext:conditional-format>
          <calcext:conditional-format calcext:target-range-address="print.H9:print.H9">
            <calcext:condition calcext:apply-style-name="ignored" calcext:value="formula-is(IF([.H9]=MIN([.$F9:.$M9]))*(COUNTIF([.$F9:.H9];MIN([.$F9:.$M9]))=1))" calcext:base-cell-address="print.H9"/>
          </calcext:conditional-format>
          <calcext:conditional-format calcext:target-range-address="print.H9:print.H9">
            <calcext:condition calcext:apply-style-name="ignored" calcext:value="formula-is(IF([.H9]=MAX([.$F9:.$M9]))*(COUNTIF([.$F9:.H9];MAX([.$F9:.$M9]))=1))" calcext:base-cell-address="print.H9"/>
          </calcext:conditional-format>
          <calcext:conditional-format calcext:target-range-address="print.I9:print.I9">
            <calcext:condition calcext:apply-style-name="ignored" calcext:value="formula-is(IF([.I9]=MIN([.$F9:.$M9]))*(COUNTIF([.$F9:.I9];MIN([.$F9:.$M9]))=1))" calcext:base-cell-address="print.I9"/>
          </calcext:conditional-format>
          <calcext:conditional-format calcext:target-range-address="print.I9:print.I9">
            <calcext:condition calcext:apply-style-name="ignored" calcext:value="formula-is(IF([.I9]=MAX([.$F9:.$M9]))*(COUNTIF([.$F9:.I9];MAX([.$F9:.$M9]))=1))" calcext:base-cell-address="print.I9"/>
          </calcext:conditional-format>
          <calcext:conditional-format calcext:target-range-address="print.J9:print.J9">
            <calcext:condition calcext:apply-style-name="ignored" calcext:value="formula-is(IF([.J9]=MIN([.$F9:.$M9]))*(COUNTIF([.$F9:.J9];MIN([.$F9:.$M9]))=1))" calcext:base-cell-address="print.J9"/>
          </calcext:conditional-format>
          <calcext:conditional-format calcext:target-range-address="print.J9:print.J9">
            <calcext:condition calcext:apply-style-name="ignored" calcext:value="formula-is(IF([.J9]=MAX([.$F9:.$M9]))*(COUNTIF([.$F9:.J9];MAX([.$F9:.$M9]))=1))" calcext:base-cell-address="print.J9"/>
          </calcext:conditional-format>
          <calcext:conditional-format calcext:target-range-address="print.K9:print.K9">
            <calcext:condition calcext:apply-style-name="ignored" calcext:value="formula-is(IF([.K9]=MIN([.$F9:.$M9]))*(COUNTIF([.$F9:.K9];MIN([.$F9:.$M9]))=1))" calcext:base-cell-address="print.K9"/>
          </calcext:conditional-format>
          <calcext:conditional-format calcext:target-range-address="print.K9:print.K9">
            <calcext:condition calcext:apply-style-name="ignored" calcext:value="formula-is(IF([.K9]=MAX([.$F9:.$M9]))*(COUNTIF([.$F9:.K9];MAX([.$F9:.$M9]))=1))" calcext:base-cell-address="print.K9"/>
          </calcext:conditional-format>
          <calcext:conditional-format calcext:target-range-address="print.L9:print.L9">
            <calcext:condition calcext:apply-style-name="ignored" calcext:value="formula-is(IF([.L9]=MIN([.$F9:.$M9]))*(COUNTIF([.$F9:.L9];MIN([.$F9:.$M9]))=1))" calcext:base-cell-address="print.L9"/>
          </calcext:conditional-format>
          <calcext:conditional-format calcext:target-range-address="print.L9:print.L9">
            <calcext:condition calcext:apply-style-name="ignored" calcext:value="formula-is(IF([.L9]=MAX([.$F9:.$M9]))*(COUNTIF([.$F9:.L9];MAX([.$F9:.$M9]))=1))" calcext:base-cell-address="print.L9"/>
          </calcext:conditional-format>
          <calcext:conditional-format calcext:target-range-address="print.M9:print.M9">
            <calcext:condition calcext:apply-style-name="ignored" calcext:value="formula-is(IF([.M9]=MIN([.$F9:.$M9]))*(COUNTIF([.$F9:.M9];MIN([.$F9:.$M9]))=1))" calcext:base-cell-address="print.M9"/>
          </calcext:conditional-format>
          <calcext:conditional-format calcext:target-range-address="print.M9:print.M9">
            <calcext:condition calcext:apply-style-name="ignored" calcext:value="formula-is(IF([.M9]=MAX([.$F9:.$M9]))*(COUNTIF([.$F9:.M9];MAX([.$F9:.$M9]))=1))" calcext:base-cell-address="print.M9"/>
          </calcext:conditional-format>
          <calcext:conditional-format calcext:target-range-address="print.N9:print.N9">
            <calcext:condition calcext:apply-style-name="ignored" calcext:value="formula-is(IF([.N9]=MIN([.$F9:.$M9]))*(COUNTIF([.$F9:.N9];MIN([.$F9:.$M9]))=1))" calcext:base-cell-address="print.N9"/>
          </calcext:conditional-format>
          <calcext:conditional-format calcext:target-range-address="print.N9:print.N9">
            <calcext:condition calcext:apply-style-name="ignored" calcext:value="formula-is(IF([.N9]=MAX([.$F9:.$M9]))*(COUNTIF([.$F9:.N9];MAX([.$F9:.$M9]))=1))" calcext:base-cell-address="print.N9"/>
          </calcext:conditional-format>
          <calcext:conditional-format calcext:target-range-address="print.O9:print.O9">
            <calcext:condition calcext:apply-style-name="ignored" calcext:value="formula-is(IF([.O9]=MIN([.$F9:.$M9]))*(COUNTIF([.$F9:.O9];MIN([.$F9:.$M9]))=1))" calcext:base-cell-address="print.O9"/>
          </calcext:conditional-format>
          <calcext:conditional-format calcext:target-range-address="print.O9:print.O9">
            <calcext:condition calcext:apply-style-name="ignored" calcext:value="formula-is(IF([.O9]=MAX([.$F9:.$M9]))*(COUNTIF([.$F9:.O9];MAX([.$F9:.$M9]))=1))" calcext:base-cell-address="print.O9"/>
          </calcext:conditional-format>
          <calcext:conditional-format calcext:target-range-address="print.F10:print.F10">
            <calcext:condition calcext:apply-style-name="ignored" calcext:value="formula-is(IF([.F10]=MIN([.$F10:.$M10]))*(COUNTIF([.$F10:.F10];MIN([.$F10:.$M10]))=1))" calcext:base-cell-address="print.F10"/>
          </calcext:conditional-format>
          <calcext:conditional-format calcext:target-range-address="print.F10:print.F10">
            <calcext:condition calcext:apply-style-name="ignored" calcext:value="formula-is(IF([.F10]=MAX([.$F10:.$M10]))*(COUNTIF([.$F10:.F10];MAX([.$F10:.$M10]))=1))" calcext:base-cell-address="print.F10"/>
          </calcext:conditional-format>
          <calcext:conditional-format calcext:target-range-address="print.G10:print.G10">
            <calcext:condition calcext:apply-style-name="ignored" calcext:value="formula-is(IF([.G10]=MIN([.$F10:.$M10]))*(COUNTIF([.$F10:.G10];MIN([.$F10:.$M10]))=1))" calcext:base-cell-address="print.G10"/>
          </calcext:conditional-format>
          <calcext:conditional-format calcext:target-range-address="print.G10:print.G10">
            <calcext:condition calcext:apply-style-name="ignored" calcext:value="formula-is(IF([.G10]=MAX([.$F10:.$M10]))*(COUNTIF([.$F10:.G10];MAX([.$F10:.$M10]))=1))" calcext:base-cell-address="print.G10"/>
          </calcext:conditional-format>
          <calcext:conditional-format calcext:target-range-address="print.H10:print.H10">
            <calcext:condition calcext:apply-style-name="ignored" calcext:value="formula-is(IF([.H10]=MIN([.$F10:.$M10]))*(COUNTIF([.$F10:.H10];MIN([.$F10:.$M10]))=1))" calcext:base-cell-address="print.H10"/>
          </calcext:conditional-format>
          <calcext:conditional-format calcext:target-range-address="print.H10:print.H10">
            <calcext:condition calcext:apply-style-name="ignored" calcext:value="formula-is(IF([.H10]=MAX([.$F10:.$M10]))*(COUNTIF([.$F10:.H10];MAX([.$F10:.$M10]))=1))" calcext:base-cell-address="print.H10"/>
          </calcext:conditional-format>
          <calcext:conditional-format calcext:target-range-address="print.I10:print.I10">
            <calcext:condition calcext:apply-style-name="ignored" calcext:value="formula-is(IF([.I10]=MIN([.$F10:.$M10]))*(COUNTIF([.$F10:.I10];MIN([.$F10:.$M10]))=1))" calcext:base-cell-address="print.I10"/>
          </calcext:conditional-format>
          <calcext:conditional-format calcext:target-range-address="print.I10:print.I10">
            <calcext:condition calcext:apply-style-name="ignored" calcext:value="formula-is(IF([.I10]=MAX([.$F10:.$M10]))*(COUNTIF([.$F10:.I10];MAX([.$F10:.$M10]))=1))" calcext:base-cell-address="print.I10"/>
          </calcext:conditional-format>
          <calcext:conditional-format calcext:target-range-address="print.J10:print.J10">
            <calcext:condition calcext:apply-style-name="ignored" calcext:value="formula-is(IF([.J10]=MIN([.$F10:.$M10]))*(COUNTIF([.$F10:.J10];MIN([.$F10:.$M10]))=1))" calcext:base-cell-address="print.J10"/>
          </calcext:conditional-format>
          <calcext:conditional-format calcext:target-range-address="print.J10:print.J10">
            <calcext:condition calcext:apply-style-name="ignored" calcext:value="formula-is(IF([.J10]=MAX([.$F10:.$M10]))*(COUNTIF([.$F10:.J10];MAX([.$F10:.$M10]))=1))" calcext:base-cell-address="print.J10"/>
          </calcext:conditional-format>
          <calcext:conditional-format calcext:target-range-address="print.K10:print.K10">
            <calcext:condition calcext:apply-style-name="ignored" calcext:value="formula-is(IF([.K10]=MIN([.$F10:.$M10]))*(COUNTIF([.$F10:.K10];MIN([.$F10:.$M10]))=1))" calcext:base-cell-address="print.K10"/>
          </calcext:conditional-format>
          <calcext:conditional-format calcext:target-range-address="print.K10:print.K10">
            <calcext:condition calcext:apply-style-name="ignored" calcext:value="formula-is(IF([.K10]=MAX([.$F10:.$M10]))*(COUNTIF([.$F10:.K10];MAX([.$F10:.$M10]))=1))" calcext:base-cell-address="print.K10"/>
          </calcext:conditional-format>
          <calcext:conditional-format calcext:target-range-address="print.L10:print.L10">
            <calcext:condition calcext:apply-style-name="ignored" calcext:value="formula-is(IF([.L10]=MIN([.$F10:.$M10]))*(COUNTIF([.$F10:.L10];MIN([.$F10:.$M10]))=1))" calcext:base-cell-address="print.L10"/>
          </calcext:conditional-format>
          <calcext:conditional-format calcext:target-range-address="print.L10:print.L10">
            <calcext:condition calcext:apply-style-name="ignored" calcext:value="formula-is(IF([.L10]=MAX([.$F10:.$M10]))*(COUNTIF([.$F10:.L10];MAX([.$F10:.$M10]))=1))" calcext:base-cell-address="print.L10"/>
          </calcext:conditional-format>
          <calcext:conditional-format calcext:target-range-address="print.M10:print.M10">
            <calcext:condition calcext:apply-style-name="ignored" calcext:value="formula-is(IF([.M10]=MIN([.$F10:.$M10]))*(COUNTIF([.$F10:.M10];MIN([.$F10:.$M10]))=1))" calcext:base-cell-address="print.M10"/>
          </calcext:conditional-format>
          <calcext:conditional-format calcext:target-range-address="print.M10:print.M10">
            <calcext:condition calcext:apply-style-name="ignored" calcext:value="formula-is(IF([.M10]=MAX([.$F10:.$M10]))*(COUNTIF([.$F10:.M10];MAX([.$F10:.$M10]))=1))" calcext:base-cell-address="print.M10"/>
          </calcext:conditional-format>
          <calcext:conditional-format calcext:target-range-address="print.N10:print.N10">
            <calcext:condition calcext:apply-style-name="ignored" calcext:value="formula-is(IF([.N10]=MIN([.$F10:.$M10]))*(COUNTIF([.$F10:.N10];MIN([.$F10:.$M10]))=1))" calcext:base-cell-address="print.N10"/>
          </calcext:conditional-format>
          <calcext:conditional-format calcext:target-range-address="print.N10:print.N10">
            <calcext:condition calcext:apply-style-name="ignored" calcext:value="formula-is(IF([.N10]=MAX([.$F10:.$M10]))*(COUNTIF([.$F10:.N10];MAX([.$F10:.$M10]))=1))" calcext:base-cell-address="print.N10"/>
          </calcext:conditional-format>
          <calcext:conditional-format calcext:target-range-address="print.O10:print.O10">
            <calcext:condition calcext:apply-style-name="ignored" calcext:value="formula-is(IF([.O10]=MIN([.$F10:.$M10]))*(COUNTIF([.$F10:.O10];MIN([.$F10:.$M10]))=1))" calcext:base-cell-address="print.O10"/>
          </calcext:conditional-format>
          <calcext:conditional-format calcext:target-range-address="print.O10:print.O10">
            <calcext:condition calcext:apply-style-name="ignored" calcext:value="formula-is(IF([.O10]=MAX([.$F10:.$M10]))*(COUNTIF([.$F10:.O10];MAX([.$F10:.$M10]))=1))" calcext:base-cell-address="print.O10"/>
          </calcext:conditional-format>
          <calcext:conditional-format calcext:target-range-address="print.F11:print.F11">
            <calcext:condition calcext:apply-style-name="ignored" calcext:value="formula-is(IF([.F11]=MIN([.$F11:.$M11]))*(COUNTIF([.$F11:.F11];MIN([.$F11:.$M11]))=1))" calcext:base-cell-address="print.F11"/>
          </calcext:conditional-format>
          <calcext:conditional-format calcext:target-range-address="print.F11:print.F11">
            <calcext:condition calcext:apply-style-name="ignored" calcext:value="formula-is(IF([.F11]=MAX([.$F11:.$M11]))*(COUNTIF([.$F11:.F11];MAX([.$F11:.$M11]))=1))" calcext:base-cell-address="print.F11"/>
          </calcext:conditional-format>
          <calcext:conditional-format calcext:target-range-address="print.G11:print.G11">
            <calcext:condition calcext:apply-style-name="ignored" calcext:value="formula-is(IF([.G11]=MIN([.$F11:.$M11]))*(COUNTIF([.$F11:.G11];MIN([.$F11:.$M11]))=1))" calcext:base-cell-address="print.G11"/>
          </calcext:conditional-format>
          <calcext:conditional-format calcext:target-range-address="print.G11:print.G11">
            <calcext:condition calcext:apply-style-name="ignored" calcext:value="formula-is(IF([.G11]=MAX([.$F11:.$M11]))*(COUNTIF([.$F11:.G11];MAX([.$F11:.$M11]))=1))" calcext:base-cell-address="print.G11"/>
          </calcext:conditional-format>
          <calcext:conditional-format calcext:target-range-address="print.H11:print.H11">
            <calcext:condition calcext:apply-style-name="ignored" calcext:value="formula-is(IF([.H11]=MIN([.$F11:.$M11]))*(COUNTIF([.$F11:.H11];MIN([.$F11:.$M11]))=1))" calcext:base-cell-address="print.H11"/>
          </calcext:conditional-format>
          <calcext:conditional-format calcext:target-range-address="print.H11:print.H11">
            <calcext:condition calcext:apply-style-name="ignored" calcext:value="formula-is(IF([.H11]=MAX([.$F11:.$M11]))*(COUNTIF([.$F11:.H11];MAX([.$F11:.$M11]))=1))" calcext:base-cell-address="print.H11"/>
          </calcext:conditional-format>
          <calcext:conditional-format calcext:target-range-address="print.I11:print.I11">
            <calcext:condition calcext:apply-style-name="ignored" calcext:value="formula-is(IF([.I11]=MIN([.$F11:.$M11]))*(COUNTIF([.$F11:.I11];MIN([.$F11:.$M11]))=1))" calcext:base-cell-address="print.I11"/>
          </calcext:conditional-format>
          <calcext:conditional-format calcext:target-range-address="print.I11:print.I11">
            <calcext:condition calcext:apply-style-name="ignored" calcext:value="formula-is(IF([.I11]=MAX([.$F11:.$M11]))*(COUNTIF([.$F11:.I11];MAX([.$F11:.$M11]))=1))" calcext:base-cell-address="print.I11"/>
          </calcext:conditional-format>
          <calcext:conditional-format calcext:target-range-address="print.J11:print.J11">
            <calcext:condition calcext:apply-style-name="ignored" calcext:value="formula-is(IF([.J11]=MIN([.$F11:.$M11]))*(COUNTIF([.$F11:.J11];MIN([.$F11:.$M11]))=1))" calcext:base-cell-address="print.J11"/>
          </calcext:conditional-format>
          <calcext:conditional-format calcext:target-range-address="print.J11:print.J11">
            <calcext:condition calcext:apply-style-name="ignored" calcext:value="formula-is(IF([.J11]=MAX([.$F11:.$M11]))*(COUNTIF([.$F11:.J11];MAX([.$F11:.$M11]))=1))" calcext:base-cell-address="print.J11"/>
          </calcext:conditional-format>
          <calcext:conditional-format calcext:target-range-address="print.K11:print.K11">
            <calcext:condition calcext:apply-style-name="ignored" calcext:value="formula-is(IF([.K11]=MIN([.$F11:.$M11]))*(COUNTIF([.$F11:.K11];MIN([.$F11:.$M11]))=1))" calcext:base-cell-address="print.K11"/>
          </calcext:conditional-format>
          <calcext:conditional-format calcext:target-range-address="print.K11:print.K11">
            <calcext:condition calcext:apply-style-name="ignored" calcext:value="formula-is(IF([.K11]=MAX([.$F11:.$M11]))*(COUNTIF([.$F11:.K11];MAX([.$F11:.$M11]))=1))" calcext:base-cell-address="print.K11"/>
          </calcext:conditional-format>
          <calcext:conditional-format calcext:target-range-address="print.L11:print.L11">
            <calcext:condition calcext:apply-style-name="ignored" calcext:value="formula-is(IF([.L11]=MIN([.$F11:.$M11]))*(COUNTIF([.$F11:.L11];MIN([.$F11:.$M11]))=1))" calcext:base-cell-address="print.L11"/>
          </calcext:conditional-format>
          <calcext:conditional-format calcext:target-range-address="print.L11:print.L11">
            <calcext:condition calcext:apply-style-name="ignored" calcext:value="formula-is(IF([.L11]=MAX([.$F11:.$M11]))*(COUNTIF([.$F11:.L11];MAX([.$F11:.$M11]))=1))" calcext:base-cell-address="print.L11"/>
          </calcext:conditional-format>
          <calcext:conditional-format calcext:target-range-address="print.M11:print.M11">
            <calcext:condition calcext:apply-style-name="ignored" calcext:value="formula-is(IF([.M11]=MIN([.$F11:.$M11]))*(COUNTIF([.$F11:.M11];MIN([.$F11:.$M11]))=1))" calcext:base-cell-address="print.M11"/>
          </calcext:conditional-format>
          <calcext:conditional-format calcext:target-range-address="print.M11:print.M11">
            <calcext:condition calcext:apply-style-name="ignored" calcext:value="formula-is(IF([.M11]=MAX([.$F11:.$M11]))*(COUNTIF([.$F11:.M11];MAX([.$F11:.$M11]))=1))" calcext:base-cell-address="print.M11"/>
          </calcext:conditional-format>
          <calcext:conditional-format calcext:target-range-address="print.N11:print.N11">
            <calcext:condition calcext:apply-style-name="ignored" calcext:value="formula-is(IF([.N11]=MIN([.$F11:.$M11]))*(COUNTIF([.$F11:.N11];MIN([.$F11:.$M11]))=1))" calcext:base-cell-address="print.N11"/>
          </calcext:conditional-format>
          <calcext:conditional-format calcext:target-range-address="print.N11:print.N11">
            <calcext:condition calcext:apply-style-name="ignored" calcext:value="formula-is(IF([.N11]=MAX([.$F11:.$M11]))*(COUNTIF([.$F11:.N11];MAX([.$F11:.$M11]))=1))" calcext:base-cell-address="print.N11"/>
          </calcext:conditional-format>
          <calcext:conditional-format calcext:target-range-address="print.O11:print.O11">
            <calcext:condition calcext:apply-style-name="ignored" calcext:value="formula-is(IF([.O11]=MIN([.$F11:.$M11]))*(COUNTIF([.$F11:.O11];MIN([.$F11:.$M11]))=1))" calcext:base-cell-address="print.O11"/>
          </calcext:conditional-format>
          <calcext:conditional-format calcext:target-range-address="print.O11:print.O11">
            <calcext:condition calcext:apply-style-name="ignored" calcext:value="formula-is(IF([.O11]=MAX([.$F11:.$M11]))*(COUNTIF([.$F11:.O11];MAX([.$F11:.$M11]))=1))" calcext:base-cell-address="print.O11"/>
          </calcext:conditional-format>
          <calcext:conditional-format calcext:target-range-address="print.F12:print.F12">
            <calcext:condition calcext:apply-style-name="ignored" calcext:value="formula-is(IF([.F12]=MIN([.$F12:.$M12]))*(COUNTIF([.$F12:.F12];MIN([.$F12:.$M12]))=1))" calcext:base-cell-address="print.F12"/>
          </calcext:conditional-format>
          <calcext:conditional-format calcext:target-range-address="print.F12:print.F12">
            <calcext:condition calcext:apply-style-name="ignored" calcext:value="formula-is(IF([.F12]=MAX([.$F12:.$M12]))*(COUNTIF([.$F12:.F12];MAX([.$F12:.$M12]))=1))" calcext:base-cell-address="print.F12"/>
          </calcext:conditional-format>
          <calcext:conditional-format calcext:target-range-address="print.G12:print.G12">
            <calcext:condition calcext:apply-style-name="ignored" calcext:value="formula-is(IF([.G12]=MIN([.$F12:.$M12]))*(COUNTIF([.$F12:.G12];MIN([.$F12:.$M12]))=1))" calcext:base-cell-address="print.G12"/>
          </calcext:conditional-format>
          <calcext:conditional-format calcext:target-range-address="print.G12:print.G12">
            <calcext:condition calcext:apply-style-name="ignored" calcext:value="formula-is(IF([.G12]=MAX([.$F12:.$M12]))*(COUNTIF([.$F12:.G12];MAX([.$F12:.$M12]))=1))" calcext:base-cell-address="print.G12"/>
          </calcext:conditional-format>
          <calcext:conditional-format calcext:target-range-address="print.H12:print.H12">
            <calcext:condition calcext:apply-style-name="ignored" calcext:value="formula-is(IF([.H12]=MIN([.$F12:.$M12]))*(COUNTIF([.$F12:.H12];MIN([.$F12:.$M12]))=1))" calcext:base-cell-address="print.H12"/>
          </calcext:conditional-format>
          <calcext:conditional-format calcext:target-range-address="print.H12:print.H12">
            <calcext:condition calcext:apply-style-name="ignored" calcext:value="formula-is(IF([.H12]=MAX([.$F12:.$M12]))*(COUNTIF([.$F12:.H12];MAX([.$F12:.$M12]))=1))" calcext:base-cell-address="print.H12"/>
          </calcext:conditional-format>
          <calcext:conditional-format calcext:target-range-address="print.I12:print.I12">
            <calcext:condition calcext:apply-style-name="ignored" calcext:value="formula-is(IF([.I12]=MIN([.$F12:.$M12]))*(COUNTIF([.$F12:.I12];MIN([.$F12:.$M12]))=1))" calcext:base-cell-address="print.I12"/>
          </calcext:conditional-format>
          <calcext:conditional-format calcext:target-range-address="print.I12:print.I12">
            <calcext:condition calcext:apply-style-name="ignored" calcext:value="formula-is(IF([.I12]=MAX([.$F12:.$M12]))*(COUNTIF([.$F12:.I12];MAX([.$F12:.$M12]))=1))" calcext:base-cell-address="print.I12"/>
          </calcext:conditional-format>
          <calcext:conditional-format calcext:target-range-address="print.J12:print.J12">
            <calcext:condition calcext:apply-style-name="ignored" calcext:value="formula-is(IF([.J12]=MIN([.$F12:.$M12]))*(COUNTIF([.$F12:.J12];MIN([.$F12:.$M12]))=1))" calcext:base-cell-address="print.J12"/>
          </calcext:conditional-format>
          <calcext:conditional-format calcext:target-range-address="print.J12:print.J12">
            <calcext:condition calcext:apply-style-name="ignored" calcext:value="formula-is(IF([.J12]=MAX([.$F12:.$M12]))*(COUNTIF([.$F12:.J12];MAX([.$F12:.$M12]))=1))" calcext:base-cell-address="print.J12"/>
          </calcext:conditional-format>
          <calcext:conditional-format calcext:target-range-address="print.K12:print.K12">
            <calcext:condition calcext:apply-style-name="ignored" calcext:value="formula-is(IF([.K12]=MIN([.$F12:.$M12]))*(COUNTIF([.$F12:.K12];MIN([.$F12:.$M12]))=1))" calcext:base-cell-address="print.K12"/>
          </calcext:conditional-format>
          <calcext:conditional-format calcext:target-range-address="print.K12:print.K12">
            <calcext:condition calcext:apply-style-name="ignored" calcext:value="formula-is(IF([.K12]=MAX([.$F12:.$M12]))*(COUNTIF([.$F12:.K12];MAX([.$F12:.$M12]))=1))" calcext:base-cell-address="print.K12"/>
          </calcext:conditional-format>
          <calcext:conditional-format calcext:target-range-address="print.L12:print.L12">
            <calcext:condition calcext:apply-style-name="ignored" calcext:value="formula-is(IF([.L12]=MIN([.$F12:.$M12]))*(COUNTIF([.$F12:.L12];MIN([.$F12:.$M12]))=1))" calcext:base-cell-address="print.L12"/>
          </calcext:conditional-format>
          <calcext:conditional-format calcext:target-range-address="print.L12:print.L12">
            <calcext:condition calcext:apply-style-name="ignored" calcext:value="formula-is(IF([.L12]=MAX([.$F12:.$M12]))*(COUNTIF([.$F12:.L12];MAX([.$F12:.$M12]))=1))" calcext:base-cell-address="print.L12"/>
          </calcext:conditional-format>
          <calcext:conditional-format calcext:target-range-address="print.M12:print.M12">
            <calcext:condition calcext:apply-style-name="ignored" calcext:value="formula-is(IF([.M12]=MIN([.$F12:.$M12]))*(COUNTIF([.$F12:.M12];MIN([.$F12:.$M12]))=1))" calcext:base-cell-address="print.M12"/>
          </calcext:conditional-format>
          <calcext:conditional-format calcext:target-range-address="print.M12:print.M12">
            <calcext:condition calcext:apply-style-name="ignored" calcext:value="formula-is(IF([.M12]=MAX([.$F12:.$M12]))*(COUNTIF([.$F12:.M12];MAX([.$F12:.$M12]))=1))" calcext:base-cell-address="print.M12"/>
          </calcext:conditional-format>
          <calcext:conditional-format calcext:target-range-address="print.N12:print.N12">
            <calcext:condition calcext:apply-style-name="ignored" calcext:value="formula-is(IF([.N12]=MIN([.$F12:.$M12]))*(COUNTIF([.$F12:.N12];MIN([.$F12:.$M12]))=1))" calcext:base-cell-address="print.N12"/>
          </calcext:conditional-format>
          <calcext:conditional-format calcext:target-range-address="print.N12:print.N12">
            <calcext:condition calcext:apply-style-name="ignored" calcext:value="formula-is(IF([.N12]=MAX([.$F12:.$M12]))*(COUNTIF([.$F12:.N12];MAX([.$F12:.$M12]))=1))" calcext:base-cell-address="print.N12"/>
          </calcext:conditional-format>
          <calcext:conditional-format calcext:target-range-address="print.O12:print.O12">
            <calcext:condition calcext:apply-style-name="ignored" calcext:value="formula-is(IF([.O12]=MIN([.$F12:.$M12]))*(COUNTIF([.$F12:.O12];MIN([.$F12:.$M12]))=1))" calcext:base-cell-address="print.O12"/>
          </calcext:conditional-format>
          <calcext:conditional-format calcext:target-range-address="print.O12:print.O12">
            <calcext:condition calcext:apply-style-name="ignored" calcext:value="formula-is(IF([.O12]=MAX([.$F12:.$M12]))*(COUNTIF([.$F12:.O12];MAX([.$F12:.$M12]))=1))" calcext:base-cell-address="print.O12"/>
          </calcext:conditional-format>
          <calcext:conditional-format calcext:target-range-address="print.F13:print.F13">
            <calcext:condition calcext:apply-style-name="ignored" calcext:value="formula-is(IF([.F13]=MIN([.$F13:.$M13]))*(COUNTIF([.$F13:.F13];MIN([.$F13:.$M13]))=1))" calcext:base-cell-address="print.F13"/>
          </calcext:conditional-format>
          <calcext:conditional-format calcext:target-range-address="print.F13:print.F13">
            <calcext:condition calcext:apply-style-name="ignored" calcext:value="formula-is(IF([.F13]=MAX([.$F13:.$M13]))*(COUNTIF([.$F13:.F13];MAX([.$F13:.$M13]))=1))" calcext:base-cell-address="print.F13"/>
          </calcext:conditional-format>
          <calcext:conditional-format calcext:target-range-address="print.G13:print.G13">
            <calcext:condition calcext:apply-style-name="ignored" calcext:value="formula-is(IF([.G13]=MIN([.$F13:.$M13]))*(COUNTIF([.$F13:.G13];MIN([.$F13:.$M13]))=1))" calcext:base-cell-address="print.G13"/>
          </calcext:conditional-format>
          <calcext:conditional-format calcext:target-range-address="print.G13:print.G13">
            <calcext:condition calcext:apply-style-name="ignored" calcext:value="formula-is(IF([.G13]=MAX([.$F13:.$M13]))*(COUNTIF([.$F13:.G13];MAX([.$F13:.$M13]))=1))" calcext:base-cell-address="print.G13"/>
          </calcext:conditional-format>
          <calcext:conditional-format calcext:target-range-address="print.H13:print.H13">
            <calcext:condition calcext:apply-style-name="ignored" calcext:value="formula-is(IF([.H13]=MIN([.$F13:.$M13]))*(COUNTIF([.$F13:.H13];MIN([.$F13:.$M13]))=1))" calcext:base-cell-address="print.H13"/>
          </calcext:conditional-format>
          <calcext:conditional-format calcext:target-range-address="print.H13:print.H13">
            <calcext:condition calcext:apply-style-name="ignored" calcext:value="formula-is(IF([.H13]=MAX([.$F13:.$M13]))*(COUNTIF([.$F13:.H13];MAX([.$F13:.$M13]))=1))" calcext:base-cell-address="print.H13"/>
          </calcext:conditional-format>
          <calcext:conditional-format calcext:target-range-address="print.I13:print.I13">
            <calcext:condition calcext:apply-style-name="ignored" calcext:value="formula-is(IF([.I13]=MIN([.$F13:.$M13]))*(COUNTIF([.$F13:.I13];MIN([.$F13:.$M13]))=1))" calcext:base-cell-address="print.I13"/>
          </calcext:conditional-format>
          <calcext:conditional-format calcext:target-range-address="print.I13:print.I13">
            <calcext:condition calcext:apply-style-name="ignored" calcext:value="formula-is(IF([.I13]=MAX([.$F13:.$M13]))*(COUNTIF([.$F13:.I13];MAX([.$F13:.$M13]))=1))" calcext:base-cell-address="print.I13"/>
          </calcext:conditional-format>
          <calcext:conditional-format calcext:target-range-address="print.J13:print.J13">
            <calcext:condition calcext:apply-style-name="ignored" calcext:value="formula-is(IF([.J13]=MIN([.$F13:.$M13]))*(COUNTIF([.$F13:.J13];MIN([.$F13:.$M13]))=1))" calcext:base-cell-address="print.J13"/>
          </calcext:conditional-format>
          <calcext:conditional-format calcext:target-range-address="print.J13:print.J13">
            <calcext:condition calcext:apply-style-name="ignored" calcext:value="formula-is(IF([.J13]=MAX([.$F13:.$M13]))*(COUNTIF([.$F13:.J13];MAX([.$F13:.$M13]))=1))" calcext:base-cell-address="print.J13"/>
          </calcext:conditional-format>
          <calcext:conditional-format calcext:target-range-address="print.K13:print.K13">
            <calcext:condition calcext:apply-style-name="ignored" calcext:value="formula-is(IF([.K13]=MIN([.$F13:.$M13]))*(COUNTIF([.$F13:.K13];MIN([.$F13:.$M13]))=1))" calcext:base-cell-address="print.K13"/>
          </calcext:conditional-format>
          <calcext:conditional-format calcext:target-range-address="print.K13:print.K13">
            <calcext:condition calcext:apply-style-name="ignored" calcext:value="formula-is(IF([.K13]=MAX([.$F13:.$M13]))*(COUNTIF([.$F13:.K13];MAX([.$F13:.$M13]))=1))" calcext:base-cell-address="print.K13"/>
          </calcext:conditional-format>
          <calcext:conditional-format calcext:target-range-address="print.L13:print.L13">
            <calcext:condition calcext:apply-style-name="ignored" calcext:value="formula-is(IF([.L13]=MIN([.$F13:.$M13]))*(COUNTIF([.$F13:.L13];MIN([.$F13:.$M13]))=1))" calcext:base-cell-address="print.L13"/>
          </calcext:conditional-format>
          <calcext:conditional-format calcext:target-range-address="print.L13:print.L13">
            <calcext:condition calcext:apply-style-name="ignored" calcext:value="formula-is(IF([.L13]=MAX([.$F13:.$M13]))*(COUNTIF([.$F13:.L13];MAX([.$F13:.$M13]))=1))" calcext:base-cell-address="print.L13"/>
          </calcext:conditional-format>
          <calcext:conditional-format calcext:target-range-address="print.M13:print.M13">
            <calcext:condition calcext:apply-style-name="ignored" calcext:value="formula-is(IF([.M13]=MIN([.$F13:.$M13]))*(COUNTIF([.$F13:.M13];MIN([.$F13:.$M13]))=1))" calcext:base-cell-address="print.M13"/>
          </calcext:conditional-format>
          <calcext:conditional-format calcext:target-range-address="print.M13:print.M13">
            <calcext:condition calcext:apply-style-name="ignored" calcext:value="formula-is(IF([.M13]=MAX([.$F13:.$M13]))*(COUNTIF([.$F13:.M13];MAX([.$F13:.$M13]))=1))" calcext:base-cell-address="print.M13"/>
          </calcext:conditional-format>
          <calcext:conditional-format calcext:target-range-address="print.N13:print.N13">
            <calcext:condition calcext:apply-style-name="ignored" calcext:value="formula-is(IF([.N13]=MIN([.$F13:.$M13]))*(COUNTIF([.$F13:.N13];MIN([.$F13:.$M13]))=1))" calcext:base-cell-address="print.N13"/>
          </calcext:conditional-format>
          <calcext:conditional-format calcext:target-range-address="print.N13:print.N13">
            <calcext:condition calcext:apply-style-name="ignored" calcext:value="formula-is(IF([.N13]=MAX([.$F13:.$M13]))*(COUNTIF([.$F13:.N13];MAX([.$F13:.$M13]))=1))" calcext:base-cell-address="print.N13"/>
          </calcext:conditional-format>
          <calcext:conditional-format calcext:target-range-address="print.O13:print.O13">
            <calcext:condition calcext:apply-style-name="ignored" calcext:value="formula-is(IF([.O13]=MIN([.$F13:.$M13]))*(COUNTIF([.$F13:.O13];MIN([.$F13:.$M13]))=1))" calcext:base-cell-address="print.O13"/>
          </calcext:conditional-format>
          <calcext:conditional-format calcext:target-range-address="print.O13:print.O13">
            <calcext:condition calcext:apply-style-name="ignored" calcext:value="formula-is(IF([.O13]=MAX([.$F13:.$M13]))*(COUNTIF([.$F13:.O13];MAX([.$F13:.$M13]))=1))" calcext:base-cell-address="print.O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gnored" style:family="table-cell" style:parent-style-name="Default">
      <style:text-properties fo:color="#808080" style:text-line-through-style="solid" style:text-line-through-type="single"/>
    </style:style>
    <style:style style:name="notset" style:family="table-cell" style:parent-style-name="Default">
      <style:text-properties fo:color="#eeeeee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right>
          <text:p><text:date style:data-style-name="N2" text:date-value="2014-08-02">00.00.0000</text:date> <text:time style:data-style-name="N2" text:time-value="13:59:56.732684000">00:00:00</text:time></text:p>
        </style:region-right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0.00.0000</text:date>, <text:time style:data-style-name="N2" text:time-value="13:59:56.738805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09:52:43.325879000</meta:creation-date>
    <dc:date>2014-08-02T14:07:06.039369000</dc:date>
    <meta:editing-duration>PT19H42M44S</meta:editing-duration>
    <meta:editing-cycles>65</meta:editing-cycles>
    <meta:generator>LibreOffice/4.2.5.2$MacOSX_x86 LibreOffice_project/61cb170a04bb1f12e77c884eab9192be736ec5f5</meta:generator>
    <meta:document-statistic meta:table-count="2" meta:cell-count="331" meta:object-count="0"/>
  </office:meta>
</office:document-meta>
</file>